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5.0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시트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시트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시간</text:p>
          </table:table-cell>
          <table:table-cell table:style-name="ce1" office:value-type="string" calcext:value-type="string">
            <text:p>학번</text:p>
          </table:table-cell>
          <table:table-cell table:style-name="ce1" office:value-type="string" calcext:value-type="string">
            <text:p>이름</text:p>
          </table:table-cell>
          <table:table-cell table:style-name="ce1" office:value-type="string" calcext:value-type="string">
            <text:p>확인값</text:p>
          </table:table-cell>
          <table:table-cell table:number-columns-repeated="1020"/>
        </table:table-row>
        <table:table-row table:style-name="ro1">
          <table:table-cell table:style-name="ce2" table:formula="of:=IF([.D2]&lt;&gt;&quot;X&quot;;IF([.A2]=&quot;&quot;;NOW();[.A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]&lt;&gt;&quot;X&quot;;IF([.A3]=&quot;&quot;;NOW();[.A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]&lt;&gt;&quot;X&quot;;IF([.A4]=&quot;&quot;;NOW();[.A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]&lt;&gt;&quot;X&quot;;IF([.A5]=&quot;&quot;;NOW();[.A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]&lt;&gt;&quot;X&quot;;IF([.A6]=&quot;&quot;;NOW();[.A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]&lt;&gt;&quot;X&quot;;IF([.A7]=&quot;&quot;;NOW();[.A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]&lt;&gt;&quot;X&quot;;IF([.A8]=&quot;&quot;;NOW();[.A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]&lt;&gt;&quot;X&quot;;IF([.A9]=&quot;&quot;;NOW();[.A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]&lt;&gt;&quot;X&quot;;IF([.A10]=&quot;&quot;;NOW();[.A1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]&lt;&gt;&quot;X&quot;;IF([.A11]=&quot;&quot;;NOW();[.A1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]&lt;&gt;&quot;X&quot;;IF([.A12]=&quot;&quot;;NOW();[.A1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]&lt;&gt;&quot;X&quot;;IF([.A13]=&quot;&quot;;NOW();[.A1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]&lt;&gt;&quot;X&quot;;IF([.A14]=&quot;&quot;;NOW();[.A1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]&lt;&gt;&quot;X&quot;;IF([.A15]=&quot;&quot;;NOW();[.A1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]&lt;&gt;&quot;X&quot;;IF([.A16]=&quot;&quot;;NOW();[.A1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]&lt;&gt;&quot;X&quot;;IF([.A17]=&quot;&quot;;NOW();[.A1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]&lt;&gt;&quot;X&quot;;IF([.A18]=&quot;&quot;;NOW();[.A1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]&lt;&gt;&quot;X&quot;;IF([.A19]=&quot;&quot;;NOW();[.A1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]&lt;&gt;&quot;X&quot;;IF([.A20]=&quot;&quot;;NOW();[.A2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]&lt;&gt;&quot;X&quot;;IF([.A21]=&quot;&quot;;NOW();[.A2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]&lt;&gt;&quot;X&quot;;IF([.A22]=&quot;&quot;;NOW();[.A2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]&lt;&gt;&quot;X&quot;;IF([.A23]=&quot;&quot;;NOW();[.A2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]&lt;&gt;&quot;X&quot;;IF([.A24]=&quot;&quot;;NOW();[.A2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]&lt;&gt;&quot;X&quot;;IF([.A25]=&quot;&quot;;NOW();[.A2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]&lt;&gt;&quot;X&quot;;IF([.A26]=&quot;&quot;;NOW();[.A2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]&lt;&gt;&quot;X&quot;;IF([.A27]=&quot;&quot;;NOW();[.A2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]&lt;&gt;&quot;X&quot;;IF([.A28]=&quot;&quot;;NOW();[.A2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]&lt;&gt;&quot;X&quot;;IF([.A29]=&quot;&quot;;NOW();[.A2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]&lt;&gt;&quot;X&quot;;IF([.A30]=&quot;&quot;;NOW();[.A3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]&lt;&gt;&quot;X&quot;;IF([.A31]=&quot;&quot;;NOW();[.A3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]&lt;&gt;&quot;X&quot;;IF([.A32]=&quot;&quot;;NOW();[.A3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]&lt;&gt;&quot;X&quot;;IF([.A33]=&quot;&quot;;NOW();[.A3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]&lt;&gt;&quot;X&quot;;IF([.A34]=&quot;&quot;;NOW();[.A3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]&lt;&gt;&quot;X&quot;;IF([.A35]=&quot;&quot;;NOW();[.A3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]&lt;&gt;&quot;X&quot;;IF([.A36]=&quot;&quot;;NOW();[.A3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]&lt;&gt;&quot;X&quot;;IF([.A37]=&quot;&quot;;NOW();[.A3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]&lt;&gt;&quot;X&quot;;IF([.A38]=&quot;&quot;;NOW();[.A3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]&lt;&gt;&quot;X&quot;;IF([.A39]=&quot;&quot;;NOW();[.A3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]&lt;&gt;&quot;X&quot;;IF([.A40]=&quot;&quot;;NOW();[.A4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]&lt;&gt;&quot;X&quot;;IF([.A41]=&quot;&quot;;NOW();[.A4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]&lt;&gt;&quot;X&quot;;IF([.A42]=&quot;&quot;;NOW();[.A4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]&lt;&gt;&quot;X&quot;;IF([.A43]=&quot;&quot;;NOW();[.A4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]&lt;&gt;&quot;X&quot;;IF([.A44]=&quot;&quot;;NOW();[.A4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]&lt;&gt;&quot;X&quot;;IF([.A45]=&quot;&quot;;NOW();[.A4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]&lt;&gt;&quot;X&quot;;IF([.A46]=&quot;&quot;;NOW();[.A4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]&lt;&gt;&quot;X&quot;;IF([.A47]=&quot;&quot;;NOW();[.A4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]&lt;&gt;&quot;X&quot;;IF([.A48]=&quot;&quot;;NOW();[.A4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]&lt;&gt;&quot;X&quot;;IF([.A49]=&quot;&quot;;NOW();[.A4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]&lt;&gt;&quot;X&quot;;IF([.A50]=&quot;&quot;;NOW();[.A5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]&lt;&gt;&quot;X&quot;;IF([.A51]=&quot;&quot;;NOW();[.A5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]&lt;&gt;&quot;X&quot;;IF([.A52]=&quot;&quot;;NOW();[.A5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]&lt;&gt;&quot;X&quot;;IF([.A53]=&quot;&quot;;NOW();[.A5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]&lt;&gt;&quot;X&quot;;IF([.A54]=&quot;&quot;;NOW();[.A5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]&lt;&gt;&quot;X&quot;;IF([.A55]=&quot;&quot;;NOW();[.A5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]&lt;&gt;&quot;X&quot;;IF([.A56]=&quot;&quot;;NOW();[.A5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]&lt;&gt;&quot;X&quot;;IF([.A57]=&quot;&quot;;NOW();[.A5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]&lt;&gt;&quot;X&quot;;IF([.A58]=&quot;&quot;;NOW();[.A5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]&lt;&gt;&quot;X&quot;;IF([.A59]=&quot;&quot;;NOW();[.A5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]&lt;&gt;&quot;X&quot;;IF([.A60]=&quot;&quot;;NOW();[.A6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]&lt;&gt;&quot;X&quot;;IF([.A61]=&quot;&quot;;NOW();[.A6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]&lt;&gt;&quot;X&quot;;IF([.A62]=&quot;&quot;;NOW();[.A6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]&lt;&gt;&quot;X&quot;;IF([.A63]=&quot;&quot;;NOW();[.A6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]&lt;&gt;&quot;X&quot;;IF([.A64]=&quot;&quot;;NOW();[.A6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]&lt;&gt;&quot;X&quot;;IF([.A65]=&quot;&quot;;NOW();[.A6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]&lt;&gt;&quot;X&quot;;IF([.A66]=&quot;&quot;;NOW();[.A6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]&lt;&gt;&quot;X&quot;;IF([.A67]=&quot;&quot;;NOW();[.A6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]&lt;&gt;&quot;X&quot;;IF([.A68]=&quot;&quot;;NOW();[.A6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]&lt;&gt;&quot;X&quot;;IF([.A69]=&quot;&quot;;NOW();[.A6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]&lt;&gt;&quot;X&quot;;IF([.A70]=&quot;&quot;;NOW();[.A7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]&lt;&gt;&quot;X&quot;;IF([.A71]=&quot;&quot;;NOW();[.A7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]&lt;&gt;&quot;X&quot;;IF([.A72]=&quot;&quot;;NOW();[.A7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]&lt;&gt;&quot;X&quot;;IF([.A73]=&quot;&quot;;NOW();[.A7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]&lt;&gt;&quot;X&quot;;IF([.A74]=&quot;&quot;;NOW();[.A7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]&lt;&gt;&quot;X&quot;;IF([.A75]=&quot;&quot;;NOW();[.A7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]&lt;&gt;&quot;X&quot;;IF([.A76]=&quot;&quot;;NOW();[.A7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]&lt;&gt;&quot;X&quot;;IF([.A77]=&quot;&quot;;NOW();[.A7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]&lt;&gt;&quot;X&quot;;IF([.A78]=&quot;&quot;;NOW();[.A7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]&lt;&gt;&quot;X&quot;;IF([.A79]=&quot;&quot;;NOW();[.A7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]&lt;&gt;&quot;X&quot;;IF([.A80]=&quot;&quot;;NOW();[.A8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]&lt;&gt;&quot;X&quot;;IF([.A81]=&quot;&quot;;NOW();[.A8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]&lt;&gt;&quot;X&quot;;IF([.A82]=&quot;&quot;;NOW();[.A8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]&lt;&gt;&quot;X&quot;;IF([.A83]=&quot;&quot;;NOW();[.A8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]&lt;&gt;&quot;X&quot;;IF([.A84]=&quot;&quot;;NOW();[.A8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]&lt;&gt;&quot;X&quot;;IF([.A85]=&quot;&quot;;NOW();[.A8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]&lt;&gt;&quot;X&quot;;IF([.A86]=&quot;&quot;;NOW();[.A8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]&lt;&gt;&quot;X&quot;;IF([.A87]=&quot;&quot;;NOW();[.A8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]&lt;&gt;&quot;X&quot;;IF([.A88]=&quot;&quot;;NOW();[.A8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]&lt;&gt;&quot;X&quot;;IF([.A89]=&quot;&quot;;NOW();[.A8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]&lt;&gt;&quot;X&quot;;IF([.A90]=&quot;&quot;;NOW();[.A9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]&lt;&gt;&quot;X&quot;;IF([.A91]=&quot;&quot;;NOW();[.A9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]&lt;&gt;&quot;X&quot;;IF([.A92]=&quot;&quot;;NOW();[.A9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]&lt;&gt;&quot;X&quot;;IF([.A93]=&quot;&quot;;NOW();[.A9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]&lt;&gt;&quot;X&quot;;IF([.A94]=&quot;&quot;;NOW();[.A9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]&lt;&gt;&quot;X&quot;;IF([.A95]=&quot;&quot;;NOW();[.A9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]&lt;&gt;&quot;X&quot;;IF([.A96]=&quot;&quot;;NOW();[.A9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]&lt;&gt;&quot;X&quot;;IF([.A97]=&quot;&quot;;NOW();[.A9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]&lt;&gt;&quot;X&quot;;IF([.A98]=&quot;&quot;;NOW();[.A9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]&lt;&gt;&quot;X&quot;;IF([.A99]=&quot;&quot;;NOW();[.A9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0]&lt;&gt;&quot;X&quot;;IF([.A100]=&quot;&quot;;NOW();[.A10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1]&lt;&gt;&quot;X&quot;;IF([.A101]=&quot;&quot;;NOW();[.A10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2]&lt;&gt;&quot;X&quot;;IF([.A102]=&quot;&quot;;NOW();[.A10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3]&lt;&gt;&quot;X&quot;;IF([.A103]=&quot;&quot;;NOW();[.A10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4]&lt;&gt;&quot;X&quot;;IF([.A104]=&quot;&quot;;NOW();[.A10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5]&lt;&gt;&quot;X&quot;;IF([.A105]=&quot;&quot;;NOW();[.A10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6]&lt;&gt;&quot;X&quot;;IF([.A106]=&quot;&quot;;NOW();[.A10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7]&lt;&gt;&quot;X&quot;;IF([.A107]=&quot;&quot;;NOW();[.A10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8]&lt;&gt;&quot;X&quot;;IF([.A108]=&quot;&quot;;NOW();[.A10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9]&lt;&gt;&quot;X&quot;;IF([.A109]=&quot;&quot;;NOW();[.A10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0]&lt;&gt;&quot;X&quot;;IF([.A110]=&quot;&quot;;NOW();[.A11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1]&lt;&gt;&quot;X&quot;;IF([.A111]=&quot;&quot;;NOW();[.A11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2]&lt;&gt;&quot;X&quot;;IF([.A112]=&quot;&quot;;NOW();[.A11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3]&lt;&gt;&quot;X&quot;;IF([.A113]=&quot;&quot;;NOW();[.A11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4]&lt;&gt;&quot;X&quot;;IF([.A114]=&quot;&quot;;NOW();[.A11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5]&lt;&gt;&quot;X&quot;;IF([.A115]=&quot;&quot;;NOW();[.A11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6]&lt;&gt;&quot;X&quot;;IF([.A116]=&quot;&quot;;NOW();[.A11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7]&lt;&gt;&quot;X&quot;;IF([.A117]=&quot;&quot;;NOW();[.A11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8]&lt;&gt;&quot;X&quot;;IF([.A118]=&quot;&quot;;NOW();[.A11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19]&lt;&gt;&quot;X&quot;;IF([.A119]=&quot;&quot;;NOW();[.A11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0]&lt;&gt;&quot;X&quot;;IF([.A120]=&quot;&quot;;NOW();[.A12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1]&lt;&gt;&quot;X&quot;;IF([.A121]=&quot;&quot;;NOW();[.A12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2]&lt;&gt;&quot;X&quot;;IF([.A122]=&quot;&quot;;NOW();[.A12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3]&lt;&gt;&quot;X&quot;;IF([.A123]=&quot;&quot;;NOW();[.A12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4]&lt;&gt;&quot;X&quot;;IF([.A124]=&quot;&quot;;NOW();[.A12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5]&lt;&gt;&quot;X&quot;;IF([.A125]=&quot;&quot;;NOW();[.A12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6]&lt;&gt;&quot;X&quot;;IF([.A126]=&quot;&quot;;NOW();[.A12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7]&lt;&gt;&quot;X&quot;;IF([.A127]=&quot;&quot;;NOW();[.A12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8]&lt;&gt;&quot;X&quot;;IF([.A128]=&quot;&quot;;NOW();[.A12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29]&lt;&gt;&quot;X&quot;;IF([.A129]=&quot;&quot;;NOW();[.A12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0]&lt;&gt;&quot;X&quot;;IF([.A130]=&quot;&quot;;NOW();[.A13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1]&lt;&gt;&quot;X&quot;;IF([.A131]=&quot;&quot;;NOW();[.A13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2]&lt;&gt;&quot;X&quot;;IF([.A132]=&quot;&quot;;NOW();[.A13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3]&lt;&gt;&quot;X&quot;;IF([.A133]=&quot;&quot;;NOW();[.A13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4]&lt;&gt;&quot;X&quot;;IF([.A134]=&quot;&quot;;NOW();[.A13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5]&lt;&gt;&quot;X&quot;;IF([.A135]=&quot;&quot;;NOW();[.A13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6]&lt;&gt;&quot;X&quot;;IF([.A136]=&quot;&quot;;NOW();[.A13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7]&lt;&gt;&quot;X&quot;;IF([.A137]=&quot;&quot;;NOW();[.A13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8]&lt;&gt;&quot;X&quot;;IF([.A138]=&quot;&quot;;NOW();[.A13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39]&lt;&gt;&quot;X&quot;;IF([.A139]=&quot;&quot;;NOW();[.A13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0]&lt;&gt;&quot;X&quot;;IF([.A140]=&quot;&quot;;NOW();[.A14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1]&lt;&gt;&quot;X&quot;;IF([.A141]=&quot;&quot;;NOW();[.A14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2]&lt;&gt;&quot;X&quot;;IF([.A142]=&quot;&quot;;NOW();[.A14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3]&lt;&gt;&quot;X&quot;;IF([.A143]=&quot;&quot;;NOW();[.A14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4]&lt;&gt;&quot;X&quot;;IF([.A144]=&quot;&quot;;NOW();[.A14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5]&lt;&gt;&quot;X&quot;;IF([.A145]=&quot;&quot;;NOW();[.A14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6]&lt;&gt;&quot;X&quot;;IF([.A146]=&quot;&quot;;NOW();[.A14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7]&lt;&gt;&quot;X&quot;;IF([.A147]=&quot;&quot;;NOW();[.A14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8]&lt;&gt;&quot;X&quot;;IF([.A148]=&quot;&quot;;NOW();[.A14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49]&lt;&gt;&quot;X&quot;;IF([.A149]=&quot;&quot;;NOW();[.A14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0]&lt;&gt;&quot;X&quot;;IF([.A150]=&quot;&quot;;NOW();[.A15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1]&lt;&gt;&quot;X&quot;;IF([.A151]=&quot;&quot;;NOW();[.A15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2]&lt;&gt;&quot;X&quot;;IF([.A152]=&quot;&quot;;NOW();[.A15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3]&lt;&gt;&quot;X&quot;;IF([.A153]=&quot;&quot;;NOW();[.A15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4]&lt;&gt;&quot;X&quot;;IF([.A154]=&quot;&quot;;NOW();[.A15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5]&lt;&gt;&quot;X&quot;;IF([.A155]=&quot;&quot;;NOW();[.A15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6]&lt;&gt;&quot;X&quot;;IF([.A156]=&quot;&quot;;NOW();[.A15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7]&lt;&gt;&quot;X&quot;;IF([.A157]=&quot;&quot;;NOW();[.A15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8]&lt;&gt;&quot;X&quot;;IF([.A158]=&quot;&quot;;NOW();[.A15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59]&lt;&gt;&quot;X&quot;;IF([.A159]=&quot;&quot;;NOW();[.A15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0]&lt;&gt;&quot;X&quot;;IF([.A160]=&quot;&quot;;NOW();[.A16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1]&lt;&gt;&quot;X&quot;;IF([.A161]=&quot;&quot;;NOW();[.A16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2]&lt;&gt;&quot;X&quot;;IF([.A162]=&quot;&quot;;NOW();[.A16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3]&lt;&gt;&quot;X&quot;;IF([.A163]=&quot;&quot;;NOW();[.A16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4]&lt;&gt;&quot;X&quot;;IF([.A164]=&quot;&quot;;NOW();[.A16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5]&lt;&gt;&quot;X&quot;;IF([.A165]=&quot;&quot;;NOW();[.A16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6]&lt;&gt;&quot;X&quot;;IF([.A166]=&quot;&quot;;NOW();[.A16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7]&lt;&gt;&quot;X&quot;;IF([.A167]=&quot;&quot;;NOW();[.A16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8]&lt;&gt;&quot;X&quot;;IF([.A168]=&quot;&quot;;NOW();[.A16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69]&lt;&gt;&quot;X&quot;;IF([.A169]=&quot;&quot;;NOW();[.A16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0]&lt;&gt;&quot;X&quot;;IF([.A170]=&quot;&quot;;NOW();[.A17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1]&lt;&gt;&quot;X&quot;;IF([.A171]=&quot;&quot;;NOW();[.A17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2]&lt;&gt;&quot;X&quot;;IF([.A172]=&quot;&quot;;NOW();[.A17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3]&lt;&gt;&quot;X&quot;;IF([.A173]=&quot;&quot;;NOW();[.A17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4]&lt;&gt;&quot;X&quot;;IF([.A174]=&quot;&quot;;NOW();[.A17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5]&lt;&gt;&quot;X&quot;;IF([.A175]=&quot;&quot;;NOW();[.A17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6]&lt;&gt;&quot;X&quot;;IF([.A176]=&quot;&quot;;NOW();[.A17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7]&lt;&gt;&quot;X&quot;;IF([.A177]=&quot;&quot;;NOW();[.A17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8]&lt;&gt;&quot;X&quot;;IF([.A178]=&quot;&quot;;NOW();[.A17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79]&lt;&gt;&quot;X&quot;;IF([.A179]=&quot;&quot;;NOW();[.A17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0]&lt;&gt;&quot;X&quot;;IF([.A180]=&quot;&quot;;NOW();[.A18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1]&lt;&gt;&quot;X&quot;;IF([.A181]=&quot;&quot;;NOW();[.A18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2]&lt;&gt;&quot;X&quot;;IF([.A182]=&quot;&quot;;NOW();[.A18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3]&lt;&gt;&quot;X&quot;;IF([.A183]=&quot;&quot;;NOW();[.A18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4]&lt;&gt;&quot;X&quot;;IF([.A184]=&quot;&quot;;NOW();[.A18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5]&lt;&gt;&quot;X&quot;;IF([.A185]=&quot;&quot;;NOW();[.A18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6]&lt;&gt;&quot;X&quot;;IF([.A186]=&quot;&quot;;NOW();[.A18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7]&lt;&gt;&quot;X&quot;;IF([.A187]=&quot;&quot;;NOW();[.A18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8]&lt;&gt;&quot;X&quot;;IF([.A188]=&quot;&quot;;NOW();[.A18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89]&lt;&gt;&quot;X&quot;;IF([.A189]=&quot;&quot;;NOW();[.A18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0]&lt;&gt;&quot;X&quot;;IF([.A190]=&quot;&quot;;NOW();[.A19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1]&lt;&gt;&quot;X&quot;;IF([.A191]=&quot;&quot;;NOW();[.A19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2]&lt;&gt;&quot;X&quot;;IF([.A192]=&quot;&quot;;NOW();[.A19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3]&lt;&gt;&quot;X&quot;;IF([.A193]=&quot;&quot;;NOW();[.A19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4]&lt;&gt;&quot;X&quot;;IF([.A194]=&quot;&quot;;NOW();[.A19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5]&lt;&gt;&quot;X&quot;;IF([.A195]=&quot;&quot;;NOW();[.A19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6]&lt;&gt;&quot;X&quot;;IF([.A196]=&quot;&quot;;NOW();[.A19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7]&lt;&gt;&quot;X&quot;;IF([.A197]=&quot;&quot;;NOW();[.A19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8]&lt;&gt;&quot;X&quot;;IF([.A198]=&quot;&quot;;NOW();[.A19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99]&lt;&gt;&quot;X&quot;;IF([.A199]=&quot;&quot;;NOW();[.A19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0]&lt;&gt;&quot;X&quot;;IF([.A200]=&quot;&quot;;NOW();[.A20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1]&lt;&gt;&quot;X&quot;;IF([.A201]=&quot;&quot;;NOW();[.A20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2]&lt;&gt;&quot;X&quot;;IF([.A202]=&quot;&quot;;NOW();[.A20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3]&lt;&gt;&quot;X&quot;;IF([.A203]=&quot;&quot;;NOW();[.A20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4]&lt;&gt;&quot;X&quot;;IF([.A204]=&quot;&quot;;NOW();[.A20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5]&lt;&gt;&quot;X&quot;;IF([.A205]=&quot;&quot;;NOW();[.A20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6]&lt;&gt;&quot;X&quot;;IF([.A206]=&quot;&quot;;NOW();[.A20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7]&lt;&gt;&quot;X&quot;;IF([.A207]=&quot;&quot;;NOW();[.A20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8]&lt;&gt;&quot;X&quot;;IF([.A208]=&quot;&quot;;NOW();[.A20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09]&lt;&gt;&quot;X&quot;;IF([.A209]=&quot;&quot;;NOW();[.A20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0]&lt;&gt;&quot;X&quot;;IF([.A210]=&quot;&quot;;NOW();[.A21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1]&lt;&gt;&quot;X&quot;;IF([.A211]=&quot;&quot;;NOW();[.A21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2]&lt;&gt;&quot;X&quot;;IF([.A212]=&quot;&quot;;NOW();[.A21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3]&lt;&gt;&quot;X&quot;;IF([.A213]=&quot;&quot;;NOW();[.A21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4]&lt;&gt;&quot;X&quot;;IF([.A214]=&quot;&quot;;NOW();[.A21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5]&lt;&gt;&quot;X&quot;;IF([.A215]=&quot;&quot;;NOW();[.A21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6]&lt;&gt;&quot;X&quot;;IF([.A216]=&quot;&quot;;NOW();[.A21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7]&lt;&gt;&quot;X&quot;;IF([.A217]=&quot;&quot;;NOW();[.A21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8]&lt;&gt;&quot;X&quot;;IF([.A218]=&quot;&quot;;NOW();[.A21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19]&lt;&gt;&quot;X&quot;;IF([.A219]=&quot;&quot;;NOW();[.A21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0]&lt;&gt;&quot;X&quot;;IF([.A220]=&quot;&quot;;NOW();[.A22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1]&lt;&gt;&quot;X&quot;;IF([.A221]=&quot;&quot;;NOW();[.A22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2]&lt;&gt;&quot;X&quot;;IF([.A222]=&quot;&quot;;NOW();[.A22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3]&lt;&gt;&quot;X&quot;;IF([.A223]=&quot;&quot;;NOW();[.A22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4]&lt;&gt;&quot;X&quot;;IF([.A224]=&quot;&quot;;NOW();[.A22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5]&lt;&gt;&quot;X&quot;;IF([.A225]=&quot;&quot;;NOW();[.A22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6]&lt;&gt;&quot;X&quot;;IF([.A226]=&quot;&quot;;NOW();[.A22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7]&lt;&gt;&quot;X&quot;;IF([.A227]=&quot;&quot;;NOW();[.A22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8]&lt;&gt;&quot;X&quot;;IF([.A228]=&quot;&quot;;NOW();[.A22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29]&lt;&gt;&quot;X&quot;;IF([.A229]=&quot;&quot;;NOW();[.A22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0]&lt;&gt;&quot;X&quot;;IF([.A230]=&quot;&quot;;NOW();[.A23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1]&lt;&gt;&quot;X&quot;;IF([.A231]=&quot;&quot;;NOW();[.A23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2]&lt;&gt;&quot;X&quot;;IF([.A232]=&quot;&quot;;NOW();[.A23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3]&lt;&gt;&quot;X&quot;;IF([.A233]=&quot;&quot;;NOW();[.A23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4]&lt;&gt;&quot;X&quot;;IF([.A234]=&quot;&quot;;NOW();[.A23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5]&lt;&gt;&quot;X&quot;;IF([.A235]=&quot;&quot;;NOW();[.A23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6]&lt;&gt;&quot;X&quot;;IF([.A236]=&quot;&quot;;NOW();[.A23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7]&lt;&gt;&quot;X&quot;;IF([.A237]=&quot;&quot;;NOW();[.A23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8]&lt;&gt;&quot;X&quot;;IF([.A238]=&quot;&quot;;NOW();[.A23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39]&lt;&gt;&quot;X&quot;;IF([.A239]=&quot;&quot;;NOW();[.A23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0]&lt;&gt;&quot;X&quot;;IF([.A240]=&quot;&quot;;NOW();[.A24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1]&lt;&gt;&quot;X&quot;;IF([.A241]=&quot;&quot;;NOW();[.A24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2]&lt;&gt;&quot;X&quot;;IF([.A242]=&quot;&quot;;NOW();[.A24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3]&lt;&gt;&quot;X&quot;;IF([.A243]=&quot;&quot;;NOW();[.A24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4]&lt;&gt;&quot;X&quot;;IF([.A244]=&quot;&quot;;NOW();[.A24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5]&lt;&gt;&quot;X&quot;;IF([.A245]=&quot;&quot;;NOW();[.A24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6]&lt;&gt;&quot;X&quot;;IF([.A246]=&quot;&quot;;NOW();[.A24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7]&lt;&gt;&quot;X&quot;;IF([.A247]=&quot;&quot;;NOW();[.A24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8]&lt;&gt;&quot;X&quot;;IF([.A248]=&quot;&quot;;NOW();[.A24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49]&lt;&gt;&quot;X&quot;;IF([.A249]=&quot;&quot;;NOW();[.A24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0]&lt;&gt;&quot;X&quot;;IF([.A250]=&quot;&quot;;NOW();[.A25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1]&lt;&gt;&quot;X&quot;;IF([.A251]=&quot;&quot;;NOW();[.A25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2]&lt;&gt;&quot;X&quot;;IF([.A252]=&quot;&quot;;NOW();[.A25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3]&lt;&gt;&quot;X&quot;;IF([.A253]=&quot;&quot;;NOW();[.A25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4]&lt;&gt;&quot;X&quot;;IF([.A254]=&quot;&quot;;NOW();[.A25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5]&lt;&gt;&quot;X&quot;;IF([.A255]=&quot;&quot;;NOW();[.A25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6]&lt;&gt;&quot;X&quot;;IF([.A256]=&quot;&quot;;NOW();[.A25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7]&lt;&gt;&quot;X&quot;;IF([.A257]=&quot;&quot;;NOW();[.A25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8]&lt;&gt;&quot;X&quot;;IF([.A258]=&quot;&quot;;NOW();[.A25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59]&lt;&gt;&quot;X&quot;;IF([.A259]=&quot;&quot;;NOW();[.A25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0]&lt;&gt;&quot;X&quot;;IF([.A260]=&quot;&quot;;NOW();[.A26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1]&lt;&gt;&quot;X&quot;;IF([.A261]=&quot;&quot;;NOW();[.A26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2]&lt;&gt;&quot;X&quot;;IF([.A262]=&quot;&quot;;NOW();[.A26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3]&lt;&gt;&quot;X&quot;;IF([.A263]=&quot;&quot;;NOW();[.A26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4]&lt;&gt;&quot;X&quot;;IF([.A264]=&quot;&quot;;NOW();[.A26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5]&lt;&gt;&quot;X&quot;;IF([.A265]=&quot;&quot;;NOW();[.A26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6]&lt;&gt;&quot;X&quot;;IF([.A266]=&quot;&quot;;NOW();[.A26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7]&lt;&gt;&quot;X&quot;;IF([.A267]=&quot;&quot;;NOW();[.A26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8]&lt;&gt;&quot;X&quot;;IF([.A268]=&quot;&quot;;NOW();[.A26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69]&lt;&gt;&quot;X&quot;;IF([.A269]=&quot;&quot;;NOW();[.A26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0]&lt;&gt;&quot;X&quot;;IF([.A270]=&quot;&quot;;NOW();[.A27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1]&lt;&gt;&quot;X&quot;;IF([.A271]=&quot;&quot;;NOW();[.A27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2]&lt;&gt;&quot;X&quot;;IF([.A272]=&quot;&quot;;NOW();[.A27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3]&lt;&gt;&quot;X&quot;;IF([.A273]=&quot;&quot;;NOW();[.A27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4]&lt;&gt;&quot;X&quot;;IF([.A274]=&quot;&quot;;NOW();[.A27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5]&lt;&gt;&quot;X&quot;;IF([.A275]=&quot;&quot;;NOW();[.A27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6]&lt;&gt;&quot;X&quot;;IF([.A276]=&quot;&quot;;NOW();[.A27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7]&lt;&gt;&quot;X&quot;;IF([.A277]=&quot;&quot;;NOW();[.A27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8]&lt;&gt;&quot;X&quot;;IF([.A278]=&quot;&quot;;NOW();[.A27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79]&lt;&gt;&quot;X&quot;;IF([.A279]=&quot;&quot;;NOW();[.A27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0]&lt;&gt;&quot;X&quot;;IF([.A280]=&quot;&quot;;NOW();[.A28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1]&lt;&gt;&quot;X&quot;;IF([.A281]=&quot;&quot;;NOW();[.A28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2]&lt;&gt;&quot;X&quot;;IF([.A282]=&quot;&quot;;NOW();[.A28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3]&lt;&gt;&quot;X&quot;;IF([.A283]=&quot;&quot;;NOW();[.A28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4]&lt;&gt;&quot;X&quot;;IF([.A284]=&quot;&quot;;NOW();[.A28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5]&lt;&gt;&quot;X&quot;;IF([.A285]=&quot;&quot;;NOW();[.A28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6]&lt;&gt;&quot;X&quot;;IF([.A286]=&quot;&quot;;NOW();[.A28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7]&lt;&gt;&quot;X&quot;;IF([.A287]=&quot;&quot;;NOW();[.A28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8]&lt;&gt;&quot;X&quot;;IF([.A288]=&quot;&quot;;NOW();[.A28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89]&lt;&gt;&quot;X&quot;;IF([.A289]=&quot;&quot;;NOW();[.A28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0]&lt;&gt;&quot;X&quot;;IF([.A290]=&quot;&quot;;NOW();[.A29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1]&lt;&gt;&quot;X&quot;;IF([.A291]=&quot;&quot;;NOW();[.A29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2]&lt;&gt;&quot;X&quot;;IF([.A292]=&quot;&quot;;NOW();[.A29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3]&lt;&gt;&quot;X&quot;;IF([.A293]=&quot;&quot;;NOW();[.A29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4]&lt;&gt;&quot;X&quot;;IF([.A294]=&quot;&quot;;NOW();[.A29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5]&lt;&gt;&quot;X&quot;;IF([.A295]=&quot;&quot;;NOW();[.A29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6]&lt;&gt;&quot;X&quot;;IF([.A296]=&quot;&quot;;NOW();[.A29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7]&lt;&gt;&quot;X&quot;;IF([.A297]=&quot;&quot;;NOW();[.A29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8]&lt;&gt;&quot;X&quot;;IF([.A298]=&quot;&quot;;NOW();[.A29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299]&lt;&gt;&quot;X&quot;;IF([.A299]=&quot;&quot;;NOW();[.A29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0]&lt;&gt;&quot;X&quot;;IF([.A300]=&quot;&quot;;NOW();[.A30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1]&lt;&gt;&quot;X&quot;;IF([.A301]=&quot;&quot;;NOW();[.A30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2]&lt;&gt;&quot;X&quot;;IF([.A302]=&quot;&quot;;NOW();[.A30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3]&lt;&gt;&quot;X&quot;;IF([.A303]=&quot;&quot;;NOW();[.A30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4]&lt;&gt;&quot;X&quot;;IF([.A304]=&quot;&quot;;NOW();[.A30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5]&lt;&gt;&quot;X&quot;;IF([.A305]=&quot;&quot;;NOW();[.A30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6]&lt;&gt;&quot;X&quot;;IF([.A306]=&quot;&quot;;NOW();[.A30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7]&lt;&gt;&quot;X&quot;;IF([.A307]=&quot;&quot;;NOW();[.A30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8]&lt;&gt;&quot;X&quot;;IF([.A308]=&quot;&quot;;NOW();[.A30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09]&lt;&gt;&quot;X&quot;;IF([.A309]=&quot;&quot;;NOW();[.A30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0]&lt;&gt;&quot;X&quot;;IF([.A310]=&quot;&quot;;NOW();[.A31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1]&lt;&gt;&quot;X&quot;;IF([.A311]=&quot;&quot;;NOW();[.A31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2]&lt;&gt;&quot;X&quot;;IF([.A312]=&quot;&quot;;NOW();[.A31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3]&lt;&gt;&quot;X&quot;;IF([.A313]=&quot;&quot;;NOW();[.A31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4]&lt;&gt;&quot;X&quot;;IF([.A314]=&quot;&quot;;NOW();[.A31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5]&lt;&gt;&quot;X&quot;;IF([.A315]=&quot;&quot;;NOW();[.A31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6]&lt;&gt;&quot;X&quot;;IF([.A316]=&quot;&quot;;NOW();[.A31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7]&lt;&gt;&quot;X&quot;;IF([.A317]=&quot;&quot;;NOW();[.A31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8]&lt;&gt;&quot;X&quot;;IF([.A318]=&quot;&quot;;NOW();[.A31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19]&lt;&gt;&quot;X&quot;;IF([.A319]=&quot;&quot;;NOW();[.A31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0]&lt;&gt;&quot;X&quot;;IF([.A320]=&quot;&quot;;NOW();[.A32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1]&lt;&gt;&quot;X&quot;;IF([.A321]=&quot;&quot;;NOW();[.A32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2]&lt;&gt;&quot;X&quot;;IF([.A322]=&quot;&quot;;NOW();[.A32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3]&lt;&gt;&quot;X&quot;;IF([.A323]=&quot;&quot;;NOW();[.A32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4]&lt;&gt;&quot;X&quot;;IF([.A324]=&quot;&quot;;NOW();[.A32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5]&lt;&gt;&quot;X&quot;;IF([.A325]=&quot;&quot;;NOW();[.A32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6]&lt;&gt;&quot;X&quot;;IF([.A326]=&quot;&quot;;NOW();[.A32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7]&lt;&gt;&quot;X&quot;;IF([.A327]=&quot;&quot;;NOW();[.A32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8]&lt;&gt;&quot;X&quot;;IF([.A328]=&quot;&quot;;NOW();[.A32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29]&lt;&gt;&quot;X&quot;;IF([.A329]=&quot;&quot;;NOW();[.A32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0]&lt;&gt;&quot;X&quot;;IF([.A330]=&quot;&quot;;NOW();[.A33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1]&lt;&gt;&quot;X&quot;;IF([.A331]=&quot;&quot;;NOW();[.A33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2]&lt;&gt;&quot;X&quot;;IF([.A332]=&quot;&quot;;NOW();[.A33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3]&lt;&gt;&quot;X&quot;;IF([.A333]=&quot;&quot;;NOW();[.A33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4]&lt;&gt;&quot;X&quot;;IF([.A334]=&quot;&quot;;NOW();[.A33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5]&lt;&gt;&quot;X&quot;;IF([.A335]=&quot;&quot;;NOW();[.A33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6]&lt;&gt;&quot;X&quot;;IF([.A336]=&quot;&quot;;NOW();[.A33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7]&lt;&gt;&quot;X&quot;;IF([.A337]=&quot;&quot;;NOW();[.A33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8]&lt;&gt;&quot;X&quot;;IF([.A338]=&quot;&quot;;NOW();[.A33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39]&lt;&gt;&quot;X&quot;;IF([.A339]=&quot;&quot;;NOW();[.A33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0]&lt;&gt;&quot;X&quot;;IF([.A340]=&quot;&quot;;NOW();[.A34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1]&lt;&gt;&quot;X&quot;;IF([.A341]=&quot;&quot;;NOW();[.A34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2]&lt;&gt;&quot;X&quot;;IF([.A342]=&quot;&quot;;NOW();[.A34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3]&lt;&gt;&quot;X&quot;;IF([.A343]=&quot;&quot;;NOW();[.A34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4]&lt;&gt;&quot;X&quot;;IF([.A344]=&quot;&quot;;NOW();[.A34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5]&lt;&gt;&quot;X&quot;;IF([.A345]=&quot;&quot;;NOW();[.A34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6]&lt;&gt;&quot;X&quot;;IF([.A346]=&quot;&quot;;NOW();[.A34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7]&lt;&gt;&quot;X&quot;;IF([.A347]=&quot;&quot;;NOW();[.A34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8]&lt;&gt;&quot;X&quot;;IF([.A348]=&quot;&quot;;NOW();[.A34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49]&lt;&gt;&quot;X&quot;;IF([.A349]=&quot;&quot;;NOW();[.A34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0]&lt;&gt;&quot;X&quot;;IF([.A350]=&quot;&quot;;NOW();[.A35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1]&lt;&gt;&quot;X&quot;;IF([.A351]=&quot;&quot;;NOW();[.A35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2]&lt;&gt;&quot;X&quot;;IF([.A352]=&quot;&quot;;NOW();[.A35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3]&lt;&gt;&quot;X&quot;;IF([.A353]=&quot;&quot;;NOW();[.A35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4]&lt;&gt;&quot;X&quot;;IF([.A354]=&quot;&quot;;NOW();[.A35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5]&lt;&gt;&quot;X&quot;;IF([.A355]=&quot;&quot;;NOW();[.A35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6]&lt;&gt;&quot;X&quot;;IF([.A356]=&quot;&quot;;NOW();[.A35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7]&lt;&gt;&quot;X&quot;;IF([.A357]=&quot;&quot;;NOW();[.A35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8]&lt;&gt;&quot;X&quot;;IF([.A358]=&quot;&quot;;NOW();[.A35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59]&lt;&gt;&quot;X&quot;;IF([.A359]=&quot;&quot;;NOW();[.A35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0]&lt;&gt;&quot;X&quot;;IF([.A360]=&quot;&quot;;NOW();[.A36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1]&lt;&gt;&quot;X&quot;;IF([.A361]=&quot;&quot;;NOW();[.A36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2]&lt;&gt;&quot;X&quot;;IF([.A362]=&quot;&quot;;NOW();[.A36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3]&lt;&gt;&quot;X&quot;;IF([.A363]=&quot;&quot;;NOW();[.A36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4]&lt;&gt;&quot;X&quot;;IF([.A364]=&quot;&quot;;NOW();[.A36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5]&lt;&gt;&quot;X&quot;;IF([.A365]=&quot;&quot;;NOW();[.A36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6]&lt;&gt;&quot;X&quot;;IF([.A366]=&quot;&quot;;NOW();[.A36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7]&lt;&gt;&quot;X&quot;;IF([.A367]=&quot;&quot;;NOW();[.A36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8]&lt;&gt;&quot;X&quot;;IF([.A368]=&quot;&quot;;NOW();[.A36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69]&lt;&gt;&quot;X&quot;;IF([.A369]=&quot;&quot;;NOW();[.A36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0]&lt;&gt;&quot;X&quot;;IF([.A370]=&quot;&quot;;NOW();[.A37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1]&lt;&gt;&quot;X&quot;;IF([.A371]=&quot;&quot;;NOW();[.A37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2]&lt;&gt;&quot;X&quot;;IF([.A372]=&quot;&quot;;NOW();[.A37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3]&lt;&gt;&quot;X&quot;;IF([.A373]=&quot;&quot;;NOW();[.A37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4]&lt;&gt;&quot;X&quot;;IF([.A374]=&quot;&quot;;NOW();[.A37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5]&lt;&gt;&quot;X&quot;;IF([.A375]=&quot;&quot;;NOW();[.A37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6]&lt;&gt;&quot;X&quot;;IF([.A376]=&quot;&quot;;NOW();[.A37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7]&lt;&gt;&quot;X&quot;;IF([.A377]=&quot;&quot;;NOW();[.A37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8]&lt;&gt;&quot;X&quot;;IF([.A378]=&quot;&quot;;NOW();[.A37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79]&lt;&gt;&quot;X&quot;;IF([.A379]=&quot;&quot;;NOW();[.A37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0]&lt;&gt;&quot;X&quot;;IF([.A380]=&quot;&quot;;NOW();[.A38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1]&lt;&gt;&quot;X&quot;;IF([.A381]=&quot;&quot;;NOW();[.A38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2]&lt;&gt;&quot;X&quot;;IF([.A382]=&quot;&quot;;NOW();[.A38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3]&lt;&gt;&quot;X&quot;;IF([.A383]=&quot;&quot;;NOW();[.A38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4]&lt;&gt;&quot;X&quot;;IF([.A384]=&quot;&quot;;NOW();[.A38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5]&lt;&gt;&quot;X&quot;;IF([.A385]=&quot;&quot;;NOW();[.A38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6]&lt;&gt;&quot;X&quot;;IF([.A386]=&quot;&quot;;NOW();[.A38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7]&lt;&gt;&quot;X&quot;;IF([.A387]=&quot;&quot;;NOW();[.A38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8]&lt;&gt;&quot;X&quot;;IF([.A388]=&quot;&quot;;NOW();[.A38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89]&lt;&gt;&quot;X&quot;;IF([.A389]=&quot;&quot;;NOW();[.A38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0]&lt;&gt;&quot;X&quot;;IF([.A390]=&quot;&quot;;NOW();[.A39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1]&lt;&gt;&quot;X&quot;;IF([.A391]=&quot;&quot;;NOW();[.A39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2]&lt;&gt;&quot;X&quot;;IF([.A392]=&quot;&quot;;NOW();[.A39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3]&lt;&gt;&quot;X&quot;;IF([.A393]=&quot;&quot;;NOW();[.A39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4]&lt;&gt;&quot;X&quot;;IF([.A394]=&quot;&quot;;NOW();[.A39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5]&lt;&gt;&quot;X&quot;;IF([.A395]=&quot;&quot;;NOW();[.A39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6]&lt;&gt;&quot;X&quot;;IF([.A396]=&quot;&quot;;NOW();[.A39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7]&lt;&gt;&quot;X&quot;;IF([.A397]=&quot;&quot;;NOW();[.A39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8]&lt;&gt;&quot;X&quot;;IF([.A398]=&quot;&quot;;NOW();[.A39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399]&lt;&gt;&quot;X&quot;;IF([.A399]=&quot;&quot;;NOW();[.A39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0]&lt;&gt;&quot;X&quot;;IF([.A400]=&quot;&quot;;NOW();[.A40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1]&lt;&gt;&quot;X&quot;;IF([.A401]=&quot;&quot;;NOW();[.A40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2]&lt;&gt;&quot;X&quot;;IF([.A402]=&quot;&quot;;NOW();[.A40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3]&lt;&gt;&quot;X&quot;;IF([.A403]=&quot;&quot;;NOW();[.A40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4]&lt;&gt;&quot;X&quot;;IF([.A404]=&quot;&quot;;NOW();[.A40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5]&lt;&gt;&quot;X&quot;;IF([.A405]=&quot;&quot;;NOW();[.A40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6]&lt;&gt;&quot;X&quot;;IF([.A406]=&quot;&quot;;NOW();[.A40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7]&lt;&gt;&quot;X&quot;;IF([.A407]=&quot;&quot;;NOW();[.A40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8]&lt;&gt;&quot;X&quot;;IF([.A408]=&quot;&quot;;NOW();[.A40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09]&lt;&gt;&quot;X&quot;;IF([.A409]=&quot;&quot;;NOW();[.A40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0]&lt;&gt;&quot;X&quot;;IF([.A410]=&quot;&quot;;NOW();[.A41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1]&lt;&gt;&quot;X&quot;;IF([.A411]=&quot;&quot;;NOW();[.A41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2]&lt;&gt;&quot;X&quot;;IF([.A412]=&quot;&quot;;NOW();[.A41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3]&lt;&gt;&quot;X&quot;;IF([.A413]=&quot;&quot;;NOW();[.A41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4]&lt;&gt;&quot;X&quot;;IF([.A414]=&quot;&quot;;NOW();[.A41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5]&lt;&gt;&quot;X&quot;;IF([.A415]=&quot;&quot;;NOW();[.A41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6]&lt;&gt;&quot;X&quot;;IF([.A416]=&quot;&quot;;NOW();[.A41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7]&lt;&gt;&quot;X&quot;;IF([.A417]=&quot;&quot;;NOW();[.A41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8]&lt;&gt;&quot;X&quot;;IF([.A418]=&quot;&quot;;NOW();[.A41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19]&lt;&gt;&quot;X&quot;;IF([.A419]=&quot;&quot;;NOW();[.A41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0]&lt;&gt;&quot;X&quot;;IF([.A420]=&quot;&quot;;NOW();[.A42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1]&lt;&gt;&quot;X&quot;;IF([.A421]=&quot;&quot;;NOW();[.A42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2]&lt;&gt;&quot;X&quot;;IF([.A422]=&quot;&quot;;NOW();[.A42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3]&lt;&gt;&quot;X&quot;;IF([.A423]=&quot;&quot;;NOW();[.A42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4]&lt;&gt;&quot;X&quot;;IF([.A424]=&quot;&quot;;NOW();[.A42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5]&lt;&gt;&quot;X&quot;;IF([.A425]=&quot;&quot;;NOW();[.A42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6]&lt;&gt;&quot;X&quot;;IF([.A426]=&quot;&quot;;NOW();[.A42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7]&lt;&gt;&quot;X&quot;;IF([.A427]=&quot;&quot;;NOW();[.A42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8]&lt;&gt;&quot;X&quot;;IF([.A428]=&quot;&quot;;NOW();[.A42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29]&lt;&gt;&quot;X&quot;;IF([.A429]=&quot;&quot;;NOW();[.A42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0]&lt;&gt;&quot;X&quot;;IF([.A430]=&quot;&quot;;NOW();[.A43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1]&lt;&gt;&quot;X&quot;;IF([.A431]=&quot;&quot;;NOW();[.A43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2]&lt;&gt;&quot;X&quot;;IF([.A432]=&quot;&quot;;NOW();[.A43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3]&lt;&gt;&quot;X&quot;;IF([.A433]=&quot;&quot;;NOW();[.A43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4]&lt;&gt;&quot;X&quot;;IF([.A434]=&quot;&quot;;NOW();[.A43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5]&lt;&gt;&quot;X&quot;;IF([.A435]=&quot;&quot;;NOW();[.A43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6]&lt;&gt;&quot;X&quot;;IF([.A436]=&quot;&quot;;NOW();[.A43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7]&lt;&gt;&quot;X&quot;;IF([.A437]=&quot;&quot;;NOW();[.A43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8]&lt;&gt;&quot;X&quot;;IF([.A438]=&quot;&quot;;NOW();[.A43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39]&lt;&gt;&quot;X&quot;;IF([.A439]=&quot;&quot;;NOW();[.A43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0]&lt;&gt;&quot;X&quot;;IF([.A440]=&quot;&quot;;NOW();[.A44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1]&lt;&gt;&quot;X&quot;;IF([.A441]=&quot;&quot;;NOW();[.A44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2]&lt;&gt;&quot;X&quot;;IF([.A442]=&quot;&quot;;NOW();[.A44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3]&lt;&gt;&quot;X&quot;;IF([.A443]=&quot;&quot;;NOW();[.A44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4]&lt;&gt;&quot;X&quot;;IF([.A444]=&quot;&quot;;NOW();[.A44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5]&lt;&gt;&quot;X&quot;;IF([.A445]=&quot;&quot;;NOW();[.A44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6]&lt;&gt;&quot;X&quot;;IF([.A446]=&quot;&quot;;NOW();[.A44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7]&lt;&gt;&quot;X&quot;;IF([.A447]=&quot;&quot;;NOW();[.A44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8]&lt;&gt;&quot;X&quot;;IF([.A448]=&quot;&quot;;NOW();[.A44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49]&lt;&gt;&quot;X&quot;;IF([.A449]=&quot;&quot;;NOW();[.A44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0]&lt;&gt;&quot;X&quot;;IF([.A450]=&quot;&quot;;NOW();[.A45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1]&lt;&gt;&quot;X&quot;;IF([.A451]=&quot;&quot;;NOW();[.A45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2]&lt;&gt;&quot;X&quot;;IF([.A452]=&quot;&quot;;NOW();[.A45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3]&lt;&gt;&quot;X&quot;;IF([.A453]=&quot;&quot;;NOW();[.A45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4]&lt;&gt;&quot;X&quot;;IF([.A454]=&quot;&quot;;NOW();[.A45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5]&lt;&gt;&quot;X&quot;;IF([.A455]=&quot;&quot;;NOW();[.A45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6]&lt;&gt;&quot;X&quot;;IF([.A456]=&quot;&quot;;NOW();[.A45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7]&lt;&gt;&quot;X&quot;;IF([.A457]=&quot;&quot;;NOW();[.A45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8]&lt;&gt;&quot;X&quot;;IF([.A458]=&quot;&quot;;NOW();[.A45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59]&lt;&gt;&quot;X&quot;;IF([.A459]=&quot;&quot;;NOW();[.A45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0]&lt;&gt;&quot;X&quot;;IF([.A460]=&quot;&quot;;NOW();[.A46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1]&lt;&gt;&quot;X&quot;;IF([.A461]=&quot;&quot;;NOW();[.A46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2]&lt;&gt;&quot;X&quot;;IF([.A462]=&quot;&quot;;NOW();[.A46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3]&lt;&gt;&quot;X&quot;;IF([.A463]=&quot;&quot;;NOW();[.A46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4]&lt;&gt;&quot;X&quot;;IF([.A464]=&quot;&quot;;NOW();[.A46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5]&lt;&gt;&quot;X&quot;;IF([.A465]=&quot;&quot;;NOW();[.A46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6]&lt;&gt;&quot;X&quot;;IF([.A466]=&quot;&quot;;NOW();[.A46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7]&lt;&gt;&quot;X&quot;;IF([.A467]=&quot;&quot;;NOW();[.A46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8]&lt;&gt;&quot;X&quot;;IF([.A468]=&quot;&quot;;NOW();[.A46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69]&lt;&gt;&quot;X&quot;;IF([.A469]=&quot;&quot;;NOW();[.A46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0]&lt;&gt;&quot;X&quot;;IF([.A470]=&quot;&quot;;NOW();[.A47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1]&lt;&gt;&quot;X&quot;;IF([.A471]=&quot;&quot;;NOW();[.A47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2]&lt;&gt;&quot;X&quot;;IF([.A472]=&quot;&quot;;NOW();[.A47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3]&lt;&gt;&quot;X&quot;;IF([.A473]=&quot;&quot;;NOW();[.A47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4]&lt;&gt;&quot;X&quot;;IF([.A474]=&quot;&quot;;NOW();[.A47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5]&lt;&gt;&quot;X&quot;;IF([.A475]=&quot;&quot;;NOW();[.A47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6]&lt;&gt;&quot;X&quot;;IF([.A476]=&quot;&quot;;NOW();[.A47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7]&lt;&gt;&quot;X&quot;;IF([.A477]=&quot;&quot;;NOW();[.A47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8]&lt;&gt;&quot;X&quot;;IF([.A478]=&quot;&quot;;NOW();[.A47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79]&lt;&gt;&quot;X&quot;;IF([.A479]=&quot;&quot;;NOW();[.A47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0]&lt;&gt;&quot;X&quot;;IF([.A480]=&quot;&quot;;NOW();[.A48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1]&lt;&gt;&quot;X&quot;;IF([.A481]=&quot;&quot;;NOW();[.A48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2]&lt;&gt;&quot;X&quot;;IF([.A482]=&quot;&quot;;NOW();[.A48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3]&lt;&gt;&quot;X&quot;;IF([.A483]=&quot;&quot;;NOW();[.A48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4]&lt;&gt;&quot;X&quot;;IF([.A484]=&quot;&quot;;NOW();[.A48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5]&lt;&gt;&quot;X&quot;;IF([.A485]=&quot;&quot;;NOW();[.A48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6]&lt;&gt;&quot;X&quot;;IF([.A486]=&quot;&quot;;NOW();[.A48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7]&lt;&gt;&quot;X&quot;;IF([.A487]=&quot;&quot;;NOW();[.A48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8]&lt;&gt;&quot;X&quot;;IF([.A488]=&quot;&quot;;NOW();[.A48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89]&lt;&gt;&quot;X&quot;;IF([.A489]=&quot;&quot;;NOW();[.A48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0]&lt;&gt;&quot;X&quot;;IF([.A490]=&quot;&quot;;NOW();[.A49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1]&lt;&gt;&quot;X&quot;;IF([.A491]=&quot;&quot;;NOW();[.A49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2]&lt;&gt;&quot;X&quot;;IF([.A492]=&quot;&quot;;NOW();[.A49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3]&lt;&gt;&quot;X&quot;;IF([.A493]=&quot;&quot;;NOW();[.A49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4]&lt;&gt;&quot;X&quot;;IF([.A494]=&quot;&quot;;NOW();[.A49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5]&lt;&gt;&quot;X&quot;;IF([.A495]=&quot;&quot;;NOW();[.A49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6]&lt;&gt;&quot;X&quot;;IF([.A496]=&quot;&quot;;NOW();[.A49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7]&lt;&gt;&quot;X&quot;;IF([.A497]=&quot;&quot;;NOW();[.A49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8]&lt;&gt;&quot;X&quot;;IF([.A498]=&quot;&quot;;NOW();[.A49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499]&lt;&gt;&quot;X&quot;;IF([.A499]=&quot;&quot;;NOW();[.A49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0]&lt;&gt;&quot;X&quot;;IF([.A500]=&quot;&quot;;NOW();[.A50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1]&lt;&gt;&quot;X&quot;;IF([.A501]=&quot;&quot;;NOW();[.A50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2]&lt;&gt;&quot;X&quot;;IF([.A502]=&quot;&quot;;NOW();[.A50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3]&lt;&gt;&quot;X&quot;;IF([.A503]=&quot;&quot;;NOW();[.A50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4]&lt;&gt;&quot;X&quot;;IF([.A504]=&quot;&quot;;NOW();[.A50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5]&lt;&gt;&quot;X&quot;;IF([.A505]=&quot;&quot;;NOW();[.A50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6]&lt;&gt;&quot;X&quot;;IF([.A506]=&quot;&quot;;NOW();[.A50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7]&lt;&gt;&quot;X&quot;;IF([.A507]=&quot;&quot;;NOW();[.A50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8]&lt;&gt;&quot;X&quot;;IF([.A508]=&quot;&quot;;NOW();[.A50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09]&lt;&gt;&quot;X&quot;;IF([.A509]=&quot;&quot;;NOW();[.A50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0]&lt;&gt;&quot;X&quot;;IF([.A510]=&quot;&quot;;NOW();[.A51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1]&lt;&gt;&quot;X&quot;;IF([.A511]=&quot;&quot;;NOW();[.A51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2]&lt;&gt;&quot;X&quot;;IF([.A512]=&quot;&quot;;NOW();[.A51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3]&lt;&gt;&quot;X&quot;;IF([.A513]=&quot;&quot;;NOW();[.A51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4]&lt;&gt;&quot;X&quot;;IF([.A514]=&quot;&quot;;NOW();[.A51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5]&lt;&gt;&quot;X&quot;;IF([.A515]=&quot;&quot;;NOW();[.A51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6]&lt;&gt;&quot;X&quot;;IF([.A516]=&quot;&quot;;NOW();[.A51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7]&lt;&gt;&quot;X&quot;;IF([.A517]=&quot;&quot;;NOW();[.A51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8]&lt;&gt;&quot;X&quot;;IF([.A518]=&quot;&quot;;NOW();[.A51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19]&lt;&gt;&quot;X&quot;;IF([.A519]=&quot;&quot;;NOW();[.A51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0]&lt;&gt;&quot;X&quot;;IF([.A520]=&quot;&quot;;NOW();[.A52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1]&lt;&gt;&quot;X&quot;;IF([.A521]=&quot;&quot;;NOW();[.A52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2]&lt;&gt;&quot;X&quot;;IF([.A522]=&quot;&quot;;NOW();[.A52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3]&lt;&gt;&quot;X&quot;;IF([.A523]=&quot;&quot;;NOW();[.A52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4]&lt;&gt;&quot;X&quot;;IF([.A524]=&quot;&quot;;NOW();[.A52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5]&lt;&gt;&quot;X&quot;;IF([.A525]=&quot;&quot;;NOW();[.A52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6]&lt;&gt;&quot;X&quot;;IF([.A526]=&quot;&quot;;NOW();[.A52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7]&lt;&gt;&quot;X&quot;;IF([.A527]=&quot;&quot;;NOW();[.A52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8]&lt;&gt;&quot;X&quot;;IF([.A528]=&quot;&quot;;NOW();[.A52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29]&lt;&gt;&quot;X&quot;;IF([.A529]=&quot;&quot;;NOW();[.A52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0]&lt;&gt;&quot;X&quot;;IF([.A530]=&quot;&quot;;NOW();[.A53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1]&lt;&gt;&quot;X&quot;;IF([.A531]=&quot;&quot;;NOW();[.A53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2]&lt;&gt;&quot;X&quot;;IF([.A532]=&quot;&quot;;NOW();[.A53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3]&lt;&gt;&quot;X&quot;;IF([.A533]=&quot;&quot;;NOW();[.A53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4]&lt;&gt;&quot;X&quot;;IF([.A534]=&quot;&quot;;NOW();[.A53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5]&lt;&gt;&quot;X&quot;;IF([.A535]=&quot;&quot;;NOW();[.A53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6]&lt;&gt;&quot;X&quot;;IF([.A536]=&quot;&quot;;NOW();[.A53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7]&lt;&gt;&quot;X&quot;;IF([.A537]=&quot;&quot;;NOW();[.A53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8]&lt;&gt;&quot;X&quot;;IF([.A538]=&quot;&quot;;NOW();[.A53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39]&lt;&gt;&quot;X&quot;;IF([.A539]=&quot;&quot;;NOW();[.A53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0]&lt;&gt;&quot;X&quot;;IF([.A540]=&quot;&quot;;NOW();[.A54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1]&lt;&gt;&quot;X&quot;;IF([.A541]=&quot;&quot;;NOW();[.A54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2]&lt;&gt;&quot;X&quot;;IF([.A542]=&quot;&quot;;NOW();[.A54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3]&lt;&gt;&quot;X&quot;;IF([.A543]=&quot;&quot;;NOW();[.A54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4]&lt;&gt;&quot;X&quot;;IF([.A544]=&quot;&quot;;NOW();[.A54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5]&lt;&gt;&quot;X&quot;;IF([.A545]=&quot;&quot;;NOW();[.A54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6]&lt;&gt;&quot;X&quot;;IF([.A546]=&quot;&quot;;NOW();[.A54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7]&lt;&gt;&quot;X&quot;;IF([.A547]=&quot;&quot;;NOW();[.A54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8]&lt;&gt;&quot;X&quot;;IF([.A548]=&quot;&quot;;NOW();[.A54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49]&lt;&gt;&quot;X&quot;;IF([.A549]=&quot;&quot;;NOW();[.A54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0]&lt;&gt;&quot;X&quot;;IF([.A550]=&quot;&quot;;NOW();[.A55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1]&lt;&gt;&quot;X&quot;;IF([.A551]=&quot;&quot;;NOW();[.A55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2]&lt;&gt;&quot;X&quot;;IF([.A552]=&quot;&quot;;NOW();[.A55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3]&lt;&gt;&quot;X&quot;;IF([.A553]=&quot;&quot;;NOW();[.A55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4]&lt;&gt;&quot;X&quot;;IF([.A554]=&quot;&quot;;NOW();[.A55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5]&lt;&gt;&quot;X&quot;;IF([.A555]=&quot;&quot;;NOW();[.A55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6]&lt;&gt;&quot;X&quot;;IF([.A556]=&quot;&quot;;NOW();[.A55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7]&lt;&gt;&quot;X&quot;;IF([.A557]=&quot;&quot;;NOW();[.A55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8]&lt;&gt;&quot;X&quot;;IF([.A558]=&quot;&quot;;NOW();[.A55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59]&lt;&gt;&quot;X&quot;;IF([.A559]=&quot;&quot;;NOW();[.A55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0]&lt;&gt;&quot;X&quot;;IF([.A560]=&quot;&quot;;NOW();[.A56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1]&lt;&gt;&quot;X&quot;;IF([.A561]=&quot;&quot;;NOW();[.A56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2]&lt;&gt;&quot;X&quot;;IF([.A562]=&quot;&quot;;NOW();[.A56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3]&lt;&gt;&quot;X&quot;;IF([.A563]=&quot;&quot;;NOW();[.A56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4]&lt;&gt;&quot;X&quot;;IF([.A564]=&quot;&quot;;NOW();[.A56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5]&lt;&gt;&quot;X&quot;;IF([.A565]=&quot;&quot;;NOW();[.A56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6]&lt;&gt;&quot;X&quot;;IF([.A566]=&quot;&quot;;NOW();[.A56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7]&lt;&gt;&quot;X&quot;;IF([.A567]=&quot;&quot;;NOW();[.A56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8]&lt;&gt;&quot;X&quot;;IF([.A568]=&quot;&quot;;NOW();[.A56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69]&lt;&gt;&quot;X&quot;;IF([.A569]=&quot;&quot;;NOW();[.A56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0]&lt;&gt;&quot;X&quot;;IF([.A570]=&quot;&quot;;NOW();[.A57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1]&lt;&gt;&quot;X&quot;;IF([.A571]=&quot;&quot;;NOW();[.A57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2]&lt;&gt;&quot;X&quot;;IF([.A572]=&quot;&quot;;NOW();[.A57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3]&lt;&gt;&quot;X&quot;;IF([.A573]=&quot;&quot;;NOW();[.A57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4]&lt;&gt;&quot;X&quot;;IF([.A574]=&quot;&quot;;NOW();[.A57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5]&lt;&gt;&quot;X&quot;;IF([.A575]=&quot;&quot;;NOW();[.A57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6]&lt;&gt;&quot;X&quot;;IF([.A576]=&quot;&quot;;NOW();[.A57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7]&lt;&gt;&quot;X&quot;;IF([.A577]=&quot;&quot;;NOW();[.A57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8]&lt;&gt;&quot;X&quot;;IF([.A578]=&quot;&quot;;NOW();[.A57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79]&lt;&gt;&quot;X&quot;;IF([.A579]=&quot;&quot;;NOW();[.A57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0]&lt;&gt;&quot;X&quot;;IF([.A580]=&quot;&quot;;NOW();[.A58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1]&lt;&gt;&quot;X&quot;;IF([.A581]=&quot;&quot;;NOW();[.A58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2]&lt;&gt;&quot;X&quot;;IF([.A582]=&quot;&quot;;NOW();[.A58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3]&lt;&gt;&quot;X&quot;;IF([.A583]=&quot;&quot;;NOW();[.A58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4]&lt;&gt;&quot;X&quot;;IF([.A584]=&quot;&quot;;NOW();[.A58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5]&lt;&gt;&quot;X&quot;;IF([.A585]=&quot;&quot;;NOW();[.A58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6]&lt;&gt;&quot;X&quot;;IF([.A586]=&quot;&quot;;NOW();[.A58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7]&lt;&gt;&quot;X&quot;;IF([.A587]=&quot;&quot;;NOW();[.A58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8]&lt;&gt;&quot;X&quot;;IF([.A588]=&quot;&quot;;NOW();[.A58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89]&lt;&gt;&quot;X&quot;;IF([.A589]=&quot;&quot;;NOW();[.A58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0]&lt;&gt;&quot;X&quot;;IF([.A590]=&quot;&quot;;NOW();[.A59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1]&lt;&gt;&quot;X&quot;;IF([.A591]=&quot;&quot;;NOW();[.A59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2]&lt;&gt;&quot;X&quot;;IF([.A592]=&quot;&quot;;NOW();[.A59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3]&lt;&gt;&quot;X&quot;;IF([.A593]=&quot;&quot;;NOW();[.A59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4]&lt;&gt;&quot;X&quot;;IF([.A594]=&quot;&quot;;NOW();[.A59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5]&lt;&gt;&quot;X&quot;;IF([.A595]=&quot;&quot;;NOW();[.A59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6]&lt;&gt;&quot;X&quot;;IF([.A596]=&quot;&quot;;NOW();[.A59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7]&lt;&gt;&quot;X&quot;;IF([.A597]=&quot;&quot;;NOW();[.A59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8]&lt;&gt;&quot;X&quot;;IF([.A598]=&quot;&quot;;NOW();[.A59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599]&lt;&gt;&quot;X&quot;;IF([.A599]=&quot;&quot;;NOW();[.A59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0]&lt;&gt;&quot;X&quot;;IF([.A600]=&quot;&quot;;NOW();[.A60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1]&lt;&gt;&quot;X&quot;;IF([.A601]=&quot;&quot;;NOW();[.A60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2]&lt;&gt;&quot;X&quot;;IF([.A602]=&quot;&quot;;NOW();[.A60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3]&lt;&gt;&quot;X&quot;;IF([.A603]=&quot;&quot;;NOW();[.A60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4]&lt;&gt;&quot;X&quot;;IF([.A604]=&quot;&quot;;NOW();[.A60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5]&lt;&gt;&quot;X&quot;;IF([.A605]=&quot;&quot;;NOW();[.A60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6]&lt;&gt;&quot;X&quot;;IF([.A606]=&quot;&quot;;NOW();[.A60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7]&lt;&gt;&quot;X&quot;;IF([.A607]=&quot;&quot;;NOW();[.A60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8]&lt;&gt;&quot;X&quot;;IF([.A608]=&quot;&quot;;NOW();[.A60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09]&lt;&gt;&quot;X&quot;;IF([.A609]=&quot;&quot;;NOW();[.A60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0]&lt;&gt;&quot;X&quot;;IF([.A610]=&quot;&quot;;NOW();[.A61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1]&lt;&gt;&quot;X&quot;;IF([.A611]=&quot;&quot;;NOW();[.A61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2]&lt;&gt;&quot;X&quot;;IF([.A612]=&quot;&quot;;NOW();[.A61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3]&lt;&gt;&quot;X&quot;;IF([.A613]=&quot;&quot;;NOW();[.A61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4]&lt;&gt;&quot;X&quot;;IF([.A614]=&quot;&quot;;NOW();[.A61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5]&lt;&gt;&quot;X&quot;;IF([.A615]=&quot;&quot;;NOW();[.A61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6]&lt;&gt;&quot;X&quot;;IF([.A616]=&quot;&quot;;NOW();[.A61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7]&lt;&gt;&quot;X&quot;;IF([.A617]=&quot;&quot;;NOW();[.A61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8]&lt;&gt;&quot;X&quot;;IF([.A618]=&quot;&quot;;NOW();[.A61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19]&lt;&gt;&quot;X&quot;;IF([.A619]=&quot;&quot;;NOW();[.A61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0]&lt;&gt;&quot;X&quot;;IF([.A620]=&quot;&quot;;NOW();[.A62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1]&lt;&gt;&quot;X&quot;;IF([.A621]=&quot;&quot;;NOW();[.A62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2]&lt;&gt;&quot;X&quot;;IF([.A622]=&quot;&quot;;NOW();[.A62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3]&lt;&gt;&quot;X&quot;;IF([.A623]=&quot;&quot;;NOW();[.A62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4]&lt;&gt;&quot;X&quot;;IF([.A624]=&quot;&quot;;NOW();[.A62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5]&lt;&gt;&quot;X&quot;;IF([.A625]=&quot;&quot;;NOW();[.A62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6]&lt;&gt;&quot;X&quot;;IF([.A626]=&quot;&quot;;NOW();[.A62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7]&lt;&gt;&quot;X&quot;;IF([.A627]=&quot;&quot;;NOW();[.A62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8]&lt;&gt;&quot;X&quot;;IF([.A628]=&quot;&quot;;NOW();[.A62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29]&lt;&gt;&quot;X&quot;;IF([.A629]=&quot;&quot;;NOW();[.A62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0]&lt;&gt;&quot;X&quot;;IF([.A630]=&quot;&quot;;NOW();[.A63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1]&lt;&gt;&quot;X&quot;;IF([.A631]=&quot;&quot;;NOW();[.A63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2]&lt;&gt;&quot;X&quot;;IF([.A632]=&quot;&quot;;NOW();[.A63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3]&lt;&gt;&quot;X&quot;;IF([.A633]=&quot;&quot;;NOW();[.A63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4]&lt;&gt;&quot;X&quot;;IF([.A634]=&quot;&quot;;NOW();[.A63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5]&lt;&gt;&quot;X&quot;;IF([.A635]=&quot;&quot;;NOW();[.A63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6]&lt;&gt;&quot;X&quot;;IF([.A636]=&quot;&quot;;NOW();[.A63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7]&lt;&gt;&quot;X&quot;;IF([.A637]=&quot;&quot;;NOW();[.A63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8]&lt;&gt;&quot;X&quot;;IF([.A638]=&quot;&quot;;NOW();[.A63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39]&lt;&gt;&quot;X&quot;;IF([.A639]=&quot;&quot;;NOW();[.A63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0]&lt;&gt;&quot;X&quot;;IF([.A640]=&quot;&quot;;NOW();[.A64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1]&lt;&gt;&quot;X&quot;;IF([.A641]=&quot;&quot;;NOW();[.A64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2]&lt;&gt;&quot;X&quot;;IF([.A642]=&quot;&quot;;NOW();[.A64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3]&lt;&gt;&quot;X&quot;;IF([.A643]=&quot;&quot;;NOW();[.A64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4]&lt;&gt;&quot;X&quot;;IF([.A644]=&quot;&quot;;NOW();[.A64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5]&lt;&gt;&quot;X&quot;;IF([.A645]=&quot;&quot;;NOW();[.A64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6]&lt;&gt;&quot;X&quot;;IF([.A646]=&quot;&quot;;NOW();[.A64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7]&lt;&gt;&quot;X&quot;;IF([.A647]=&quot;&quot;;NOW();[.A64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8]&lt;&gt;&quot;X&quot;;IF([.A648]=&quot;&quot;;NOW();[.A64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49]&lt;&gt;&quot;X&quot;;IF([.A649]=&quot;&quot;;NOW();[.A64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0]&lt;&gt;&quot;X&quot;;IF([.A650]=&quot;&quot;;NOW();[.A65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1]&lt;&gt;&quot;X&quot;;IF([.A651]=&quot;&quot;;NOW();[.A65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2]&lt;&gt;&quot;X&quot;;IF([.A652]=&quot;&quot;;NOW();[.A65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3]&lt;&gt;&quot;X&quot;;IF([.A653]=&quot;&quot;;NOW();[.A65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4]&lt;&gt;&quot;X&quot;;IF([.A654]=&quot;&quot;;NOW();[.A65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5]&lt;&gt;&quot;X&quot;;IF([.A655]=&quot;&quot;;NOW();[.A65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6]&lt;&gt;&quot;X&quot;;IF([.A656]=&quot;&quot;;NOW();[.A65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7]&lt;&gt;&quot;X&quot;;IF([.A657]=&quot;&quot;;NOW();[.A65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8]&lt;&gt;&quot;X&quot;;IF([.A658]=&quot;&quot;;NOW();[.A65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59]&lt;&gt;&quot;X&quot;;IF([.A659]=&quot;&quot;;NOW();[.A65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0]&lt;&gt;&quot;X&quot;;IF([.A660]=&quot;&quot;;NOW();[.A66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1]&lt;&gt;&quot;X&quot;;IF([.A661]=&quot;&quot;;NOW();[.A66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2]&lt;&gt;&quot;X&quot;;IF([.A662]=&quot;&quot;;NOW();[.A66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3]&lt;&gt;&quot;X&quot;;IF([.A663]=&quot;&quot;;NOW();[.A66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4]&lt;&gt;&quot;X&quot;;IF([.A664]=&quot;&quot;;NOW();[.A66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5]&lt;&gt;&quot;X&quot;;IF([.A665]=&quot;&quot;;NOW();[.A66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6]&lt;&gt;&quot;X&quot;;IF([.A666]=&quot;&quot;;NOW();[.A66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7]&lt;&gt;&quot;X&quot;;IF([.A667]=&quot;&quot;;NOW();[.A66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8]&lt;&gt;&quot;X&quot;;IF([.A668]=&quot;&quot;;NOW();[.A66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69]&lt;&gt;&quot;X&quot;;IF([.A669]=&quot;&quot;;NOW();[.A66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0]&lt;&gt;&quot;X&quot;;IF([.A670]=&quot;&quot;;NOW();[.A67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1]&lt;&gt;&quot;X&quot;;IF([.A671]=&quot;&quot;;NOW();[.A67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2]&lt;&gt;&quot;X&quot;;IF([.A672]=&quot;&quot;;NOW();[.A67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3]&lt;&gt;&quot;X&quot;;IF([.A673]=&quot;&quot;;NOW();[.A67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4]&lt;&gt;&quot;X&quot;;IF([.A674]=&quot;&quot;;NOW();[.A67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5]&lt;&gt;&quot;X&quot;;IF([.A675]=&quot;&quot;;NOW();[.A67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6]&lt;&gt;&quot;X&quot;;IF([.A676]=&quot;&quot;;NOW();[.A67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7]&lt;&gt;&quot;X&quot;;IF([.A677]=&quot;&quot;;NOW();[.A67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8]&lt;&gt;&quot;X&quot;;IF([.A678]=&quot;&quot;;NOW();[.A67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79]&lt;&gt;&quot;X&quot;;IF([.A679]=&quot;&quot;;NOW();[.A67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0]&lt;&gt;&quot;X&quot;;IF([.A680]=&quot;&quot;;NOW();[.A68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1]&lt;&gt;&quot;X&quot;;IF([.A681]=&quot;&quot;;NOW();[.A68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2]&lt;&gt;&quot;X&quot;;IF([.A682]=&quot;&quot;;NOW();[.A68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3]&lt;&gt;&quot;X&quot;;IF([.A683]=&quot;&quot;;NOW();[.A68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4]&lt;&gt;&quot;X&quot;;IF([.A684]=&quot;&quot;;NOW();[.A68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5]&lt;&gt;&quot;X&quot;;IF([.A685]=&quot;&quot;;NOW();[.A68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6]&lt;&gt;&quot;X&quot;;IF([.A686]=&quot;&quot;;NOW();[.A68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7]&lt;&gt;&quot;X&quot;;IF([.A687]=&quot;&quot;;NOW();[.A68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8]&lt;&gt;&quot;X&quot;;IF([.A688]=&quot;&quot;;NOW();[.A68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89]&lt;&gt;&quot;X&quot;;IF([.A689]=&quot;&quot;;NOW();[.A68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0]&lt;&gt;&quot;X&quot;;IF([.A690]=&quot;&quot;;NOW();[.A69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1]&lt;&gt;&quot;X&quot;;IF([.A691]=&quot;&quot;;NOW();[.A69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2]&lt;&gt;&quot;X&quot;;IF([.A692]=&quot;&quot;;NOW();[.A69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3]&lt;&gt;&quot;X&quot;;IF([.A693]=&quot;&quot;;NOW();[.A69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4]&lt;&gt;&quot;X&quot;;IF([.A694]=&quot;&quot;;NOW();[.A69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5]&lt;&gt;&quot;X&quot;;IF([.A695]=&quot;&quot;;NOW();[.A69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6]&lt;&gt;&quot;X&quot;;IF([.A696]=&quot;&quot;;NOW();[.A69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7]&lt;&gt;&quot;X&quot;;IF([.A697]=&quot;&quot;;NOW();[.A69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8]&lt;&gt;&quot;X&quot;;IF([.A698]=&quot;&quot;;NOW();[.A69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699]&lt;&gt;&quot;X&quot;;IF([.A699]=&quot;&quot;;NOW();[.A69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0]&lt;&gt;&quot;X&quot;;IF([.A700]=&quot;&quot;;NOW();[.A70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1]&lt;&gt;&quot;X&quot;;IF([.A701]=&quot;&quot;;NOW();[.A70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2]&lt;&gt;&quot;X&quot;;IF([.A702]=&quot;&quot;;NOW();[.A70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3]&lt;&gt;&quot;X&quot;;IF([.A703]=&quot;&quot;;NOW();[.A70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4]&lt;&gt;&quot;X&quot;;IF([.A704]=&quot;&quot;;NOW();[.A70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5]&lt;&gt;&quot;X&quot;;IF([.A705]=&quot;&quot;;NOW();[.A70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6]&lt;&gt;&quot;X&quot;;IF([.A706]=&quot;&quot;;NOW();[.A70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7]&lt;&gt;&quot;X&quot;;IF([.A707]=&quot;&quot;;NOW();[.A70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8]&lt;&gt;&quot;X&quot;;IF([.A708]=&quot;&quot;;NOW();[.A70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09]&lt;&gt;&quot;X&quot;;IF([.A709]=&quot;&quot;;NOW();[.A70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0]&lt;&gt;&quot;X&quot;;IF([.A710]=&quot;&quot;;NOW();[.A71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1]&lt;&gt;&quot;X&quot;;IF([.A711]=&quot;&quot;;NOW();[.A71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2]&lt;&gt;&quot;X&quot;;IF([.A712]=&quot;&quot;;NOW();[.A71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3]&lt;&gt;&quot;X&quot;;IF([.A713]=&quot;&quot;;NOW();[.A71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4]&lt;&gt;&quot;X&quot;;IF([.A714]=&quot;&quot;;NOW();[.A71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5]&lt;&gt;&quot;X&quot;;IF([.A715]=&quot;&quot;;NOW();[.A71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6]&lt;&gt;&quot;X&quot;;IF([.A716]=&quot;&quot;;NOW();[.A71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7]&lt;&gt;&quot;X&quot;;IF([.A717]=&quot;&quot;;NOW();[.A71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8]&lt;&gt;&quot;X&quot;;IF([.A718]=&quot;&quot;;NOW();[.A71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19]&lt;&gt;&quot;X&quot;;IF([.A719]=&quot;&quot;;NOW();[.A71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0]&lt;&gt;&quot;X&quot;;IF([.A720]=&quot;&quot;;NOW();[.A72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1]&lt;&gt;&quot;X&quot;;IF([.A721]=&quot;&quot;;NOW();[.A72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2]&lt;&gt;&quot;X&quot;;IF([.A722]=&quot;&quot;;NOW();[.A72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3]&lt;&gt;&quot;X&quot;;IF([.A723]=&quot;&quot;;NOW();[.A72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4]&lt;&gt;&quot;X&quot;;IF([.A724]=&quot;&quot;;NOW();[.A72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5]&lt;&gt;&quot;X&quot;;IF([.A725]=&quot;&quot;;NOW();[.A72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6]&lt;&gt;&quot;X&quot;;IF([.A726]=&quot;&quot;;NOW();[.A72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7]&lt;&gt;&quot;X&quot;;IF([.A727]=&quot;&quot;;NOW();[.A72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8]&lt;&gt;&quot;X&quot;;IF([.A728]=&quot;&quot;;NOW();[.A72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29]&lt;&gt;&quot;X&quot;;IF([.A729]=&quot;&quot;;NOW();[.A72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0]&lt;&gt;&quot;X&quot;;IF([.A730]=&quot;&quot;;NOW();[.A73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1]&lt;&gt;&quot;X&quot;;IF([.A731]=&quot;&quot;;NOW();[.A73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2]&lt;&gt;&quot;X&quot;;IF([.A732]=&quot;&quot;;NOW();[.A73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3]&lt;&gt;&quot;X&quot;;IF([.A733]=&quot;&quot;;NOW();[.A73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4]&lt;&gt;&quot;X&quot;;IF([.A734]=&quot;&quot;;NOW();[.A73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5]&lt;&gt;&quot;X&quot;;IF([.A735]=&quot;&quot;;NOW();[.A73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6]&lt;&gt;&quot;X&quot;;IF([.A736]=&quot;&quot;;NOW();[.A73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7]&lt;&gt;&quot;X&quot;;IF([.A737]=&quot;&quot;;NOW();[.A73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8]&lt;&gt;&quot;X&quot;;IF([.A738]=&quot;&quot;;NOW();[.A73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39]&lt;&gt;&quot;X&quot;;IF([.A739]=&quot;&quot;;NOW();[.A73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0]&lt;&gt;&quot;X&quot;;IF([.A740]=&quot;&quot;;NOW();[.A74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1]&lt;&gt;&quot;X&quot;;IF([.A741]=&quot;&quot;;NOW();[.A74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2]&lt;&gt;&quot;X&quot;;IF([.A742]=&quot;&quot;;NOW();[.A74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3]&lt;&gt;&quot;X&quot;;IF([.A743]=&quot;&quot;;NOW();[.A74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4]&lt;&gt;&quot;X&quot;;IF([.A744]=&quot;&quot;;NOW();[.A74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5]&lt;&gt;&quot;X&quot;;IF([.A745]=&quot;&quot;;NOW();[.A74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6]&lt;&gt;&quot;X&quot;;IF([.A746]=&quot;&quot;;NOW();[.A74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7]&lt;&gt;&quot;X&quot;;IF([.A747]=&quot;&quot;;NOW();[.A74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8]&lt;&gt;&quot;X&quot;;IF([.A748]=&quot;&quot;;NOW();[.A74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49]&lt;&gt;&quot;X&quot;;IF([.A749]=&quot;&quot;;NOW();[.A74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0]&lt;&gt;&quot;X&quot;;IF([.A750]=&quot;&quot;;NOW();[.A75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1]&lt;&gt;&quot;X&quot;;IF([.A751]=&quot;&quot;;NOW();[.A75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2]&lt;&gt;&quot;X&quot;;IF([.A752]=&quot;&quot;;NOW();[.A75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3]&lt;&gt;&quot;X&quot;;IF([.A753]=&quot;&quot;;NOW();[.A75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4]&lt;&gt;&quot;X&quot;;IF([.A754]=&quot;&quot;;NOW();[.A75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5]&lt;&gt;&quot;X&quot;;IF([.A755]=&quot;&quot;;NOW();[.A75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6]&lt;&gt;&quot;X&quot;;IF([.A756]=&quot;&quot;;NOW();[.A75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7]&lt;&gt;&quot;X&quot;;IF([.A757]=&quot;&quot;;NOW();[.A75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8]&lt;&gt;&quot;X&quot;;IF([.A758]=&quot;&quot;;NOW();[.A75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59]&lt;&gt;&quot;X&quot;;IF([.A759]=&quot;&quot;;NOW();[.A75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0]&lt;&gt;&quot;X&quot;;IF([.A760]=&quot;&quot;;NOW();[.A76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1]&lt;&gt;&quot;X&quot;;IF([.A761]=&quot;&quot;;NOW();[.A76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2]&lt;&gt;&quot;X&quot;;IF([.A762]=&quot;&quot;;NOW();[.A76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3]&lt;&gt;&quot;X&quot;;IF([.A763]=&quot;&quot;;NOW();[.A76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4]&lt;&gt;&quot;X&quot;;IF([.A764]=&quot;&quot;;NOW();[.A76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5]&lt;&gt;&quot;X&quot;;IF([.A765]=&quot;&quot;;NOW();[.A76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6]&lt;&gt;&quot;X&quot;;IF([.A766]=&quot;&quot;;NOW();[.A76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7]&lt;&gt;&quot;X&quot;;IF([.A767]=&quot;&quot;;NOW();[.A76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8]&lt;&gt;&quot;X&quot;;IF([.A768]=&quot;&quot;;NOW();[.A76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69]&lt;&gt;&quot;X&quot;;IF([.A769]=&quot;&quot;;NOW();[.A76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0]&lt;&gt;&quot;X&quot;;IF([.A770]=&quot;&quot;;NOW();[.A77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1]&lt;&gt;&quot;X&quot;;IF([.A771]=&quot;&quot;;NOW();[.A77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2]&lt;&gt;&quot;X&quot;;IF([.A772]=&quot;&quot;;NOW();[.A77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3]&lt;&gt;&quot;X&quot;;IF([.A773]=&quot;&quot;;NOW();[.A77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4]&lt;&gt;&quot;X&quot;;IF([.A774]=&quot;&quot;;NOW();[.A77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5]&lt;&gt;&quot;X&quot;;IF([.A775]=&quot;&quot;;NOW();[.A77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6]&lt;&gt;&quot;X&quot;;IF([.A776]=&quot;&quot;;NOW();[.A77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7]&lt;&gt;&quot;X&quot;;IF([.A777]=&quot;&quot;;NOW();[.A77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8]&lt;&gt;&quot;X&quot;;IF([.A778]=&quot;&quot;;NOW();[.A77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79]&lt;&gt;&quot;X&quot;;IF([.A779]=&quot;&quot;;NOW();[.A77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0]&lt;&gt;&quot;X&quot;;IF([.A780]=&quot;&quot;;NOW();[.A78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1]&lt;&gt;&quot;X&quot;;IF([.A781]=&quot;&quot;;NOW();[.A78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2]&lt;&gt;&quot;X&quot;;IF([.A782]=&quot;&quot;;NOW();[.A78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3]&lt;&gt;&quot;X&quot;;IF([.A783]=&quot;&quot;;NOW();[.A78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4]&lt;&gt;&quot;X&quot;;IF([.A784]=&quot;&quot;;NOW();[.A78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5]&lt;&gt;&quot;X&quot;;IF([.A785]=&quot;&quot;;NOW();[.A78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6]&lt;&gt;&quot;X&quot;;IF([.A786]=&quot;&quot;;NOW();[.A78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7]&lt;&gt;&quot;X&quot;;IF([.A787]=&quot;&quot;;NOW();[.A78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8]&lt;&gt;&quot;X&quot;;IF([.A788]=&quot;&quot;;NOW();[.A78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89]&lt;&gt;&quot;X&quot;;IF([.A789]=&quot;&quot;;NOW();[.A78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0]&lt;&gt;&quot;X&quot;;IF([.A790]=&quot;&quot;;NOW();[.A79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1]&lt;&gt;&quot;X&quot;;IF([.A791]=&quot;&quot;;NOW();[.A79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2]&lt;&gt;&quot;X&quot;;IF([.A792]=&quot;&quot;;NOW();[.A79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3]&lt;&gt;&quot;X&quot;;IF([.A793]=&quot;&quot;;NOW();[.A79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4]&lt;&gt;&quot;X&quot;;IF([.A794]=&quot;&quot;;NOW();[.A79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5]&lt;&gt;&quot;X&quot;;IF([.A795]=&quot;&quot;;NOW();[.A79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6]&lt;&gt;&quot;X&quot;;IF([.A796]=&quot;&quot;;NOW();[.A79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7]&lt;&gt;&quot;X&quot;;IF([.A797]=&quot;&quot;;NOW();[.A79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8]&lt;&gt;&quot;X&quot;;IF([.A798]=&quot;&quot;;NOW();[.A79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799]&lt;&gt;&quot;X&quot;;IF([.A799]=&quot;&quot;;NOW();[.A79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0]&lt;&gt;&quot;X&quot;;IF([.A800]=&quot;&quot;;NOW();[.A80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1]&lt;&gt;&quot;X&quot;;IF([.A801]=&quot;&quot;;NOW();[.A80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2]&lt;&gt;&quot;X&quot;;IF([.A802]=&quot;&quot;;NOW();[.A80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3]&lt;&gt;&quot;X&quot;;IF([.A803]=&quot;&quot;;NOW();[.A80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4]&lt;&gt;&quot;X&quot;;IF([.A804]=&quot;&quot;;NOW();[.A80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5]&lt;&gt;&quot;X&quot;;IF([.A805]=&quot;&quot;;NOW();[.A80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6]&lt;&gt;&quot;X&quot;;IF([.A806]=&quot;&quot;;NOW();[.A80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7]&lt;&gt;&quot;X&quot;;IF([.A807]=&quot;&quot;;NOW();[.A80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8]&lt;&gt;&quot;X&quot;;IF([.A808]=&quot;&quot;;NOW();[.A80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09]&lt;&gt;&quot;X&quot;;IF([.A809]=&quot;&quot;;NOW();[.A80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0]&lt;&gt;&quot;X&quot;;IF([.A810]=&quot;&quot;;NOW();[.A81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1]&lt;&gt;&quot;X&quot;;IF([.A811]=&quot;&quot;;NOW();[.A81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2]&lt;&gt;&quot;X&quot;;IF([.A812]=&quot;&quot;;NOW();[.A81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3]&lt;&gt;&quot;X&quot;;IF([.A813]=&quot;&quot;;NOW();[.A81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4]&lt;&gt;&quot;X&quot;;IF([.A814]=&quot;&quot;;NOW();[.A81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5]&lt;&gt;&quot;X&quot;;IF([.A815]=&quot;&quot;;NOW();[.A81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6]&lt;&gt;&quot;X&quot;;IF([.A816]=&quot;&quot;;NOW();[.A81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7]&lt;&gt;&quot;X&quot;;IF([.A817]=&quot;&quot;;NOW();[.A81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8]&lt;&gt;&quot;X&quot;;IF([.A818]=&quot;&quot;;NOW();[.A81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19]&lt;&gt;&quot;X&quot;;IF([.A819]=&quot;&quot;;NOW();[.A81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0]&lt;&gt;&quot;X&quot;;IF([.A820]=&quot;&quot;;NOW();[.A82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1]&lt;&gt;&quot;X&quot;;IF([.A821]=&quot;&quot;;NOW();[.A82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2]&lt;&gt;&quot;X&quot;;IF([.A822]=&quot;&quot;;NOW();[.A82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3]&lt;&gt;&quot;X&quot;;IF([.A823]=&quot;&quot;;NOW();[.A82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4]&lt;&gt;&quot;X&quot;;IF([.A824]=&quot;&quot;;NOW();[.A82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5]&lt;&gt;&quot;X&quot;;IF([.A825]=&quot;&quot;;NOW();[.A82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6]&lt;&gt;&quot;X&quot;;IF([.A826]=&quot;&quot;;NOW();[.A82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7]&lt;&gt;&quot;X&quot;;IF([.A827]=&quot;&quot;;NOW();[.A82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8]&lt;&gt;&quot;X&quot;;IF([.A828]=&quot;&quot;;NOW();[.A82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29]&lt;&gt;&quot;X&quot;;IF([.A829]=&quot;&quot;;NOW();[.A82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0]&lt;&gt;&quot;X&quot;;IF([.A830]=&quot;&quot;;NOW();[.A83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1]&lt;&gt;&quot;X&quot;;IF([.A831]=&quot;&quot;;NOW();[.A83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2]&lt;&gt;&quot;X&quot;;IF([.A832]=&quot;&quot;;NOW();[.A83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3]&lt;&gt;&quot;X&quot;;IF([.A833]=&quot;&quot;;NOW();[.A83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4]&lt;&gt;&quot;X&quot;;IF([.A834]=&quot;&quot;;NOW();[.A83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5]&lt;&gt;&quot;X&quot;;IF([.A835]=&quot;&quot;;NOW();[.A83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6]&lt;&gt;&quot;X&quot;;IF([.A836]=&quot;&quot;;NOW();[.A83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7]&lt;&gt;&quot;X&quot;;IF([.A837]=&quot;&quot;;NOW();[.A83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8]&lt;&gt;&quot;X&quot;;IF([.A838]=&quot;&quot;;NOW();[.A83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39]&lt;&gt;&quot;X&quot;;IF([.A839]=&quot;&quot;;NOW();[.A83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0]&lt;&gt;&quot;X&quot;;IF([.A840]=&quot;&quot;;NOW();[.A84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1]&lt;&gt;&quot;X&quot;;IF([.A841]=&quot;&quot;;NOW();[.A84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2]&lt;&gt;&quot;X&quot;;IF([.A842]=&quot;&quot;;NOW();[.A84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3]&lt;&gt;&quot;X&quot;;IF([.A843]=&quot;&quot;;NOW();[.A84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4]&lt;&gt;&quot;X&quot;;IF([.A844]=&quot;&quot;;NOW();[.A84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5]&lt;&gt;&quot;X&quot;;IF([.A845]=&quot;&quot;;NOW();[.A84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6]&lt;&gt;&quot;X&quot;;IF([.A846]=&quot;&quot;;NOW();[.A84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7]&lt;&gt;&quot;X&quot;;IF([.A847]=&quot;&quot;;NOW();[.A84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8]&lt;&gt;&quot;X&quot;;IF([.A848]=&quot;&quot;;NOW();[.A84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49]&lt;&gt;&quot;X&quot;;IF([.A849]=&quot;&quot;;NOW();[.A84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0]&lt;&gt;&quot;X&quot;;IF([.A850]=&quot;&quot;;NOW();[.A85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1]&lt;&gt;&quot;X&quot;;IF([.A851]=&quot;&quot;;NOW();[.A85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2]&lt;&gt;&quot;X&quot;;IF([.A852]=&quot;&quot;;NOW();[.A85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3]&lt;&gt;&quot;X&quot;;IF([.A853]=&quot;&quot;;NOW();[.A85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4]&lt;&gt;&quot;X&quot;;IF([.A854]=&quot;&quot;;NOW();[.A85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5]&lt;&gt;&quot;X&quot;;IF([.A855]=&quot;&quot;;NOW();[.A85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6]&lt;&gt;&quot;X&quot;;IF([.A856]=&quot;&quot;;NOW();[.A85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7]&lt;&gt;&quot;X&quot;;IF([.A857]=&quot;&quot;;NOW();[.A85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8]&lt;&gt;&quot;X&quot;;IF([.A858]=&quot;&quot;;NOW();[.A85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59]&lt;&gt;&quot;X&quot;;IF([.A859]=&quot;&quot;;NOW();[.A85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0]&lt;&gt;&quot;X&quot;;IF([.A860]=&quot;&quot;;NOW();[.A86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1]&lt;&gt;&quot;X&quot;;IF([.A861]=&quot;&quot;;NOW();[.A86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2]&lt;&gt;&quot;X&quot;;IF([.A862]=&quot;&quot;;NOW();[.A86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3]&lt;&gt;&quot;X&quot;;IF([.A863]=&quot;&quot;;NOW();[.A86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4]&lt;&gt;&quot;X&quot;;IF([.A864]=&quot;&quot;;NOW();[.A86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5]&lt;&gt;&quot;X&quot;;IF([.A865]=&quot;&quot;;NOW();[.A86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6]&lt;&gt;&quot;X&quot;;IF([.A866]=&quot;&quot;;NOW();[.A86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7]&lt;&gt;&quot;X&quot;;IF([.A867]=&quot;&quot;;NOW();[.A86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8]&lt;&gt;&quot;X&quot;;IF([.A868]=&quot;&quot;;NOW();[.A86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69]&lt;&gt;&quot;X&quot;;IF([.A869]=&quot;&quot;;NOW();[.A86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0]&lt;&gt;&quot;X&quot;;IF([.A870]=&quot;&quot;;NOW();[.A87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1]&lt;&gt;&quot;X&quot;;IF([.A871]=&quot;&quot;;NOW();[.A87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2]&lt;&gt;&quot;X&quot;;IF([.A872]=&quot;&quot;;NOW();[.A87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3]&lt;&gt;&quot;X&quot;;IF([.A873]=&quot;&quot;;NOW();[.A87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4]&lt;&gt;&quot;X&quot;;IF([.A874]=&quot;&quot;;NOW();[.A87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5]&lt;&gt;&quot;X&quot;;IF([.A875]=&quot;&quot;;NOW();[.A87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6]&lt;&gt;&quot;X&quot;;IF([.A876]=&quot;&quot;;NOW();[.A87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7]&lt;&gt;&quot;X&quot;;IF([.A877]=&quot;&quot;;NOW();[.A87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8]&lt;&gt;&quot;X&quot;;IF([.A878]=&quot;&quot;;NOW();[.A87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79]&lt;&gt;&quot;X&quot;;IF([.A879]=&quot;&quot;;NOW();[.A87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0]&lt;&gt;&quot;X&quot;;IF([.A880]=&quot;&quot;;NOW();[.A88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1]&lt;&gt;&quot;X&quot;;IF([.A881]=&quot;&quot;;NOW();[.A88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2]&lt;&gt;&quot;X&quot;;IF([.A882]=&quot;&quot;;NOW();[.A88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3]&lt;&gt;&quot;X&quot;;IF([.A883]=&quot;&quot;;NOW();[.A88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4]&lt;&gt;&quot;X&quot;;IF([.A884]=&quot;&quot;;NOW();[.A88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5]&lt;&gt;&quot;X&quot;;IF([.A885]=&quot;&quot;;NOW();[.A88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6]&lt;&gt;&quot;X&quot;;IF([.A886]=&quot;&quot;;NOW();[.A88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7]&lt;&gt;&quot;X&quot;;IF([.A887]=&quot;&quot;;NOW();[.A88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8]&lt;&gt;&quot;X&quot;;IF([.A888]=&quot;&quot;;NOW();[.A88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89]&lt;&gt;&quot;X&quot;;IF([.A889]=&quot;&quot;;NOW();[.A88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0]&lt;&gt;&quot;X&quot;;IF([.A890]=&quot;&quot;;NOW();[.A89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1]&lt;&gt;&quot;X&quot;;IF([.A891]=&quot;&quot;;NOW();[.A89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2]&lt;&gt;&quot;X&quot;;IF([.A892]=&quot;&quot;;NOW();[.A89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3]&lt;&gt;&quot;X&quot;;IF([.A893]=&quot;&quot;;NOW();[.A89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4]&lt;&gt;&quot;X&quot;;IF([.A894]=&quot;&quot;;NOW();[.A89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5]&lt;&gt;&quot;X&quot;;IF([.A895]=&quot;&quot;;NOW();[.A89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6]&lt;&gt;&quot;X&quot;;IF([.A896]=&quot;&quot;;NOW();[.A89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7]&lt;&gt;&quot;X&quot;;IF([.A897]=&quot;&quot;;NOW();[.A89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8]&lt;&gt;&quot;X&quot;;IF([.A898]=&quot;&quot;;NOW();[.A89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899]&lt;&gt;&quot;X&quot;;IF([.A899]=&quot;&quot;;NOW();[.A89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0]&lt;&gt;&quot;X&quot;;IF([.A900]=&quot;&quot;;NOW();[.A90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1]&lt;&gt;&quot;X&quot;;IF([.A901]=&quot;&quot;;NOW();[.A90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2]&lt;&gt;&quot;X&quot;;IF([.A902]=&quot;&quot;;NOW();[.A90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3]&lt;&gt;&quot;X&quot;;IF([.A903]=&quot;&quot;;NOW();[.A90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4]&lt;&gt;&quot;X&quot;;IF([.A904]=&quot;&quot;;NOW();[.A90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5]&lt;&gt;&quot;X&quot;;IF([.A905]=&quot;&quot;;NOW();[.A90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6]&lt;&gt;&quot;X&quot;;IF([.A906]=&quot;&quot;;NOW();[.A90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7]&lt;&gt;&quot;X&quot;;IF([.A907]=&quot;&quot;;NOW();[.A90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8]&lt;&gt;&quot;X&quot;;IF([.A908]=&quot;&quot;;NOW();[.A90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09]&lt;&gt;&quot;X&quot;;IF([.A909]=&quot;&quot;;NOW();[.A90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0]&lt;&gt;&quot;X&quot;;IF([.A910]=&quot;&quot;;NOW();[.A91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1]&lt;&gt;&quot;X&quot;;IF([.A911]=&quot;&quot;;NOW();[.A91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2]&lt;&gt;&quot;X&quot;;IF([.A912]=&quot;&quot;;NOW();[.A91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3]&lt;&gt;&quot;X&quot;;IF([.A913]=&quot;&quot;;NOW();[.A91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4]&lt;&gt;&quot;X&quot;;IF([.A914]=&quot;&quot;;NOW();[.A91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5]&lt;&gt;&quot;X&quot;;IF([.A915]=&quot;&quot;;NOW();[.A91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6]&lt;&gt;&quot;X&quot;;IF([.A916]=&quot;&quot;;NOW();[.A91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7]&lt;&gt;&quot;X&quot;;IF([.A917]=&quot;&quot;;NOW();[.A91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8]&lt;&gt;&quot;X&quot;;IF([.A918]=&quot;&quot;;NOW();[.A91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19]&lt;&gt;&quot;X&quot;;IF([.A919]=&quot;&quot;;NOW();[.A91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0]&lt;&gt;&quot;X&quot;;IF([.A920]=&quot;&quot;;NOW();[.A92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1]&lt;&gt;&quot;X&quot;;IF([.A921]=&quot;&quot;;NOW();[.A92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2]&lt;&gt;&quot;X&quot;;IF([.A922]=&quot;&quot;;NOW();[.A92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3]&lt;&gt;&quot;X&quot;;IF([.A923]=&quot;&quot;;NOW();[.A92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4]&lt;&gt;&quot;X&quot;;IF([.A924]=&quot;&quot;;NOW();[.A92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5]&lt;&gt;&quot;X&quot;;IF([.A925]=&quot;&quot;;NOW();[.A92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6]&lt;&gt;&quot;X&quot;;IF([.A926]=&quot;&quot;;NOW();[.A92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7]&lt;&gt;&quot;X&quot;;IF([.A927]=&quot;&quot;;NOW();[.A92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8]&lt;&gt;&quot;X&quot;;IF([.A928]=&quot;&quot;;NOW();[.A92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29]&lt;&gt;&quot;X&quot;;IF([.A929]=&quot;&quot;;NOW();[.A92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0]&lt;&gt;&quot;X&quot;;IF([.A930]=&quot;&quot;;NOW();[.A93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1]&lt;&gt;&quot;X&quot;;IF([.A931]=&quot;&quot;;NOW();[.A93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2]&lt;&gt;&quot;X&quot;;IF([.A932]=&quot;&quot;;NOW();[.A93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3]&lt;&gt;&quot;X&quot;;IF([.A933]=&quot;&quot;;NOW();[.A93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4]&lt;&gt;&quot;X&quot;;IF([.A934]=&quot;&quot;;NOW();[.A93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5]&lt;&gt;&quot;X&quot;;IF([.A935]=&quot;&quot;;NOW();[.A93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6]&lt;&gt;&quot;X&quot;;IF([.A936]=&quot;&quot;;NOW();[.A93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7]&lt;&gt;&quot;X&quot;;IF([.A937]=&quot;&quot;;NOW();[.A93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8]&lt;&gt;&quot;X&quot;;IF([.A938]=&quot;&quot;;NOW();[.A93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39]&lt;&gt;&quot;X&quot;;IF([.A939]=&quot;&quot;;NOW();[.A93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0]&lt;&gt;&quot;X&quot;;IF([.A940]=&quot;&quot;;NOW();[.A94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1]&lt;&gt;&quot;X&quot;;IF([.A941]=&quot;&quot;;NOW();[.A94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2]&lt;&gt;&quot;X&quot;;IF([.A942]=&quot;&quot;;NOW();[.A94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3]&lt;&gt;&quot;X&quot;;IF([.A943]=&quot;&quot;;NOW();[.A94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4]&lt;&gt;&quot;X&quot;;IF([.A944]=&quot;&quot;;NOW();[.A94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5]&lt;&gt;&quot;X&quot;;IF([.A945]=&quot;&quot;;NOW();[.A94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6]&lt;&gt;&quot;X&quot;;IF([.A946]=&quot;&quot;;NOW();[.A94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7]&lt;&gt;&quot;X&quot;;IF([.A947]=&quot;&quot;;NOW();[.A94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8]&lt;&gt;&quot;X&quot;;IF([.A948]=&quot;&quot;;NOW();[.A94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49]&lt;&gt;&quot;X&quot;;IF([.A949]=&quot;&quot;;NOW();[.A94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0]&lt;&gt;&quot;X&quot;;IF([.A950]=&quot;&quot;;NOW();[.A95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1]&lt;&gt;&quot;X&quot;;IF([.A951]=&quot;&quot;;NOW();[.A95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2]&lt;&gt;&quot;X&quot;;IF([.A952]=&quot;&quot;;NOW();[.A95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3]&lt;&gt;&quot;X&quot;;IF([.A953]=&quot;&quot;;NOW();[.A95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4]&lt;&gt;&quot;X&quot;;IF([.A954]=&quot;&quot;;NOW();[.A95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5]&lt;&gt;&quot;X&quot;;IF([.A955]=&quot;&quot;;NOW();[.A95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6]&lt;&gt;&quot;X&quot;;IF([.A956]=&quot;&quot;;NOW();[.A95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7]&lt;&gt;&quot;X&quot;;IF([.A957]=&quot;&quot;;NOW();[.A95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8]&lt;&gt;&quot;X&quot;;IF([.A958]=&quot;&quot;;NOW();[.A95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59]&lt;&gt;&quot;X&quot;;IF([.A959]=&quot;&quot;;NOW();[.A95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0]&lt;&gt;&quot;X&quot;;IF([.A960]=&quot;&quot;;NOW();[.A96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1]&lt;&gt;&quot;X&quot;;IF([.A961]=&quot;&quot;;NOW();[.A96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2]&lt;&gt;&quot;X&quot;;IF([.A962]=&quot;&quot;;NOW();[.A96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3]&lt;&gt;&quot;X&quot;;IF([.A963]=&quot;&quot;;NOW();[.A96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4]&lt;&gt;&quot;X&quot;;IF([.A964]=&quot;&quot;;NOW();[.A96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5]&lt;&gt;&quot;X&quot;;IF([.A965]=&quot;&quot;;NOW();[.A96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6]&lt;&gt;&quot;X&quot;;IF([.A966]=&quot;&quot;;NOW();[.A96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7]&lt;&gt;&quot;X&quot;;IF([.A967]=&quot;&quot;;NOW();[.A96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8]&lt;&gt;&quot;X&quot;;IF([.A968]=&quot;&quot;;NOW();[.A96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69]&lt;&gt;&quot;X&quot;;IF([.A969]=&quot;&quot;;NOW();[.A96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0]&lt;&gt;&quot;X&quot;;IF([.A970]=&quot;&quot;;NOW();[.A97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1]&lt;&gt;&quot;X&quot;;IF([.A971]=&quot;&quot;;NOW();[.A97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2]&lt;&gt;&quot;X&quot;;IF([.A972]=&quot;&quot;;NOW();[.A97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3]&lt;&gt;&quot;X&quot;;IF([.A973]=&quot;&quot;;NOW();[.A97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4]&lt;&gt;&quot;X&quot;;IF([.A974]=&quot;&quot;;NOW();[.A97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5]&lt;&gt;&quot;X&quot;;IF([.A975]=&quot;&quot;;NOW();[.A97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6]&lt;&gt;&quot;X&quot;;IF([.A976]=&quot;&quot;;NOW();[.A97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7]&lt;&gt;&quot;X&quot;;IF([.A977]=&quot;&quot;;NOW();[.A97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8]&lt;&gt;&quot;X&quot;;IF([.A978]=&quot;&quot;;NOW();[.A97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79]&lt;&gt;&quot;X&quot;;IF([.A979]=&quot;&quot;;NOW();[.A97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0]&lt;&gt;&quot;X&quot;;IF([.A980]=&quot;&quot;;NOW();[.A98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1]&lt;&gt;&quot;X&quot;;IF([.A981]=&quot;&quot;;NOW();[.A98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2]&lt;&gt;&quot;X&quot;;IF([.A982]=&quot;&quot;;NOW();[.A98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3]&lt;&gt;&quot;X&quot;;IF([.A983]=&quot;&quot;;NOW();[.A98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4]&lt;&gt;&quot;X&quot;;IF([.A984]=&quot;&quot;;NOW();[.A98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5]&lt;&gt;&quot;X&quot;;IF([.A985]=&quot;&quot;;NOW();[.A98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6]&lt;&gt;&quot;X&quot;;IF([.A986]=&quot;&quot;;NOW();[.A98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7]&lt;&gt;&quot;X&quot;;IF([.A987]=&quot;&quot;;NOW();[.A98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8]&lt;&gt;&quot;X&quot;;IF([.A988]=&quot;&quot;;NOW();[.A98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89]&lt;&gt;&quot;X&quot;;IF([.A989]=&quot;&quot;;NOW();[.A98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0]&lt;&gt;&quot;X&quot;;IF([.A990]=&quot;&quot;;NOW();[.A99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1]&lt;&gt;&quot;X&quot;;IF([.A991]=&quot;&quot;;NOW();[.A991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2]&lt;&gt;&quot;X&quot;;IF([.A992]=&quot;&quot;;NOW();[.A992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3]&lt;&gt;&quot;X&quot;;IF([.A993]=&quot;&quot;;NOW();[.A993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4]&lt;&gt;&quot;X&quot;;IF([.A994]=&quot;&quot;;NOW();[.A994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5]&lt;&gt;&quot;X&quot;;IF([.A995]=&quot;&quot;;NOW();[.A995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6]&lt;&gt;&quot;X&quot;;IF([.A996]=&quot;&quot;;NOW();[.A996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7]&lt;&gt;&quot;X&quot;;IF([.A997]=&quot;&quot;;NOW();[.A997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8]&lt;&gt;&quot;X&quot;;IF([.A998]=&quot;&quot;;NOW();[.A998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999]&lt;&gt;&quot;X&quot;;IF([.A999]=&quot;&quot;;NOW();[.A999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table:formula="of:=IF([.D1000]&lt;&gt;&quot;X&quot;;IF([.A1000]=&quot;&quot;;NOW();[.A1000]);&quot;&quot;)">
            <text:p/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시트1" style:display-name="PageStyle_시트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2" meta:object-count="0"/>
    <meta:generator>LibreOfficeDev/6.0.5.2$Linux_X86_64 LibreOffice_project/</meta:generator>
  </office:meta>
</office:document-meta>
</file>